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draw:auto-grow-height="true" fo:min-height="16.255cm"/>
    </style:style>
    <style:style style:name="pr5" style:family="presentation" style:parent-style-name="Default-notes">
      <style:graphic-properties draw:fill-color="#ffffff" draw:auto-grow-height="true" fo:min-height="12.572cm"/>
    </style:style>
    <style:style style:name="pr6" style:family="presentation" style:parent-style-name="Default-title">
      <style:graphic-properties draw:auto-grow-height="true" fo:min-height="3.506cm"/>
    </style:style>
    <style:style style:name="pr7" style:family="presentation" style:parent-style-name="Default-outline1">
      <style:graphic-properties fo:min-height="11.928cm"/>
    </style:style>
    <style:style style:name="pr8" style:family="presentation" style:parent-style-name="Default-subtitle">
      <style:graphic-properties draw:fill-color="#ffffff" fo:min-height="16.255cm"/>
    </style:style>
    <style:style style:name="P1" style:family="paragraph">
      <style:text-properties fo:font-size="20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Who am I?</text:p>
          </draw:text-box>
        </draw:frame>
        <draw:frame presentation:style-name="pr2" draw:layer="layout" svg:width="24.639cm" svg:height="12.179cm" svg:x="1.4cm" svg:y="4.914cm" presentation:class="outline">
          <draw:text-box>
            <text:list text:style-name="L2">
              <text:list-item>
                <text:p>Mark Veltzer (mark@veltzer.net).</text:p>
              </text:list-item>
              <text:list-item>
                <text:p>Technology geek</text:p>
              </text:list-item>
              <text:list-item>
                <text:p>CTO of Hinbit</text:p>
              </text:list-item>
              <text:list-item>
                <text:p>Senior instructor on many subjects</text:p>
              </text:list-item>
              <text:list-item>
                <text:p>Kernel developer</text:p>
              </text:list-item>
              <text:list-item>
                <text:p>Jazz piano player</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2">
        <draw:frame presentation:style-name="pr4" draw:layer="layout" svg:width="25.199cm" svg:height="16.255cm" svg:x="1.4cm" svg:y="0.837cm" presentation:class="subtitle">
          <draw:text-box>
            <text:p>Introducing the cloud</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6" draw:layer="layout" svg:width="25.199cm" svg:height="3.506cm" svg:x="1.4cm" svg:y="0.837cm" presentation:class="title">
          <draw:text-box>
            <text:p>Where did cloud computing originate?</text:p>
          </draw:text-box>
        </draw:frame>
        <draw:frame presentation:style-name="pr7" draw:layer="layout" svg:width="24.639cm" svg:height="12.179cm" svg:x="1.4cm" svg:y="4.914cm" presentation:class="outline">
          <draw:text-box>
            <text:list text:style-name="L2">
              <text:list-item>
                <text:p>Converging of many ideas:</text:p>
                <text:list>
                  <text:list-item>
                    <text:p>Virtualization</text:p>
                  </text:list-item>
                  <text:list-item>
                    <text:p>Grid computing</text:p>
                  </text:list-item>
                  <text:list-item>
                    <text:p>Software as a Service (SaaS)</text:p>
                  </text:list-item>
                  <text:list-item>
                    <text:p>Web Services (WS)</text:p>
                  </text:list-item>
                  <text:list-item>
                    <text:p>Service Oriented Architecture (SOA)</text:p>
                  </text:list-item>
                  <text:list-item>
                    <text:p>Web 2.0 / Web Oriented Architecture (WOA)</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6" draw:layer="layout" svg:width="25.199cm" svg:height="3.506cm" svg:x="1.4cm" svg:y="0.837cm" presentation:class="title">
          <draw:text-box>
            <text:p>How disruptive is the cloud?</text:p>
          </draw:text-box>
        </draw:frame>
        <draw:frame presentation:style-name="pr7" draw:layer="layout" svg:width="24.639cm" svg:height="12.179cm" svg:x="1.4cm" svg:y="4.914cm" presentation:class="outline">
          <draw:text-box>
            <text:list text:style-name="L2">
              <text:list-item>
                <text:p>It depends on who you ask...</text:p>
              </text:list-item>
              <text:list-item>
                <text:p>Answers range from “A nice tool” to “computing will never be the same again”.</text:p>
              </text:list-item>
              <text:list-item>
                <text:p>Example: mobile applications developed very efficiently</text:p>
              </text:list-item>
              <text:list-item>
                <text:p>Always remember that predicting is very hard.</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6" draw:layer="layout" svg:width="25.199cm" svg:height="3.506cm" svg:x="1.4cm" svg:y="0.837cm" presentation:class="title">
          <draw:text-box>
            <text:p>Wikipedia</text:p>
          </draw:text-box>
        </draw:frame>
        <draw:frame presentation:style-name="pr2" draw:layer="layout" svg:width="24.639cm" svg:height="12.179cm" svg:x="1.4cm" svg:y="4.914cm" presentation:class="outline">
          <draw:text-box>
            <text:list text:style-name="L2">
              <text:list-item>
                <text:p>“Cloud computing refers to the delivery of computational resources from a location other than your current one”</text:p>
              </text:list-item>
              <text:list-item>
                <text:p>Cloud is a metaphor for the Internet, based on how it is depicted in computing diagrams</text:p>
              </text:list-item>
              <text:list-item>
                <text:p>A style of computing in which IT capabilities are delivered allowing users to use them without expertise of the underlying platform.</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6" draw:layer="layout" svg:width="25.199cm" svg:height="3.506cm" svg:x="1.4cm" svg:y="0.837cm" presentation:class="title">
          <draw:text-box>
            <text:p>Attributes of cloud computing</text:p>
          </draw:text-box>
        </draw:frame>
        <draw:frame presentation:style-name="pr2" draw:layer="layout" svg:width="24.639cm" svg:height="12.179cm" svg:x="1.4cm" svg:y="4.914cm" presentation:class="outline">
          <draw:text-box>
            <text:list text:style-name="L2">
              <text:list-item>
                <text:p>Service based</text:p>
              </text:list-item>
              <text:list-item>
                <text:p>Scalable and elastic</text:p>
              </text:list-item>
              <text:list-item>
                <text:p>Shared</text:p>
              </text:list-item>
              <text:list-item>
                <text:p>Metered by use</text:p>
              </text:list-item>
              <text:list-item>
                <text:p>Uses Internet technologies</text:p>
              </text:list-item>
            </text:list>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6" draw:layer="layout" svg:width="25.199cm" svg:height="3.506cm" svg:x="1.4cm" svg:y="0.837cm" presentation:class="title">
          <draw:text-box>
            <text:p>Cloud computing examples</text:p>
          </draw:text-box>
        </draw:frame>
        <draw:frame presentation:style-name="pr2" draw:layer="layout" svg:width="24.639cm" svg:height="12.179cm" svg:x="1.4cm" svg:y="4.914cm" presentation:class="outline">
          <draw:text-box>
            <text:list text:style-name="L2">
              <text:list-item>
                <text:p>Amazon EC2</text:p>
              </text:list-item>
              <text:list-item>
                <text:p>Salesforce.com</text:p>
              </text:list-item>
              <text:list-item>
                <text:p>Google Apps (GAE)</text:p>
              </text:list-item>
              <text:list-item>
                <text:p>PayPal</text:p>
              </text:list-item>
              <text:list-item>
                <text:p>Gmail</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6" draw:layer="layout" svg:width="25.199cm" svg:height="3.506cm" svg:x="1.4cm" svg:y="0.837cm" presentation:class="title">
          <draw:text-box>
            <text:p>But what do you deliver?</text:p>
          </draw:text-box>
        </draw:frame>
        <draw:frame presentation:style-name="pr2" draw:layer="layout" svg:width="24.639cm" svg:height="12.179cm" svg:x="1.4cm" svg:y="4.914cm" presentation:class="outline">
          <draw:text-box>
            <text:list text:style-name="L2">
              <text:list-item>
                <text:p>IAAS: deliver the hardware (EC2).</text:p>
              </text:list-item>
              <text:list-item>
                <text:p>PAAS: deliver the platform (GAE).</text:p>
              </text:list-item>
              <text:list-item>
                <text:p>SAAS: deliver the software (Gmail).</text:p>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6" draw:layer="layout" svg:width="25.199cm" svg:height="3.506cm" svg:x="1.4cm" svg:y="0.837cm" presentation:class="title">
          <draw:text-box>
            <text:p>Infrastructure-As-A-Service (IAAS)</text:p>
          </draw:text-box>
        </draw:frame>
        <draw:frame presentation:style-name="pr2" draw:layer="layout" svg:width="24.639cm" svg:height="12.179cm" svg:x="1.4cm" svg:y="4.914cm" presentation:class="outline" presentation:user-transformed="true">
          <draw:text-box>
            <text:list text:style-name="L2">
              <text:list-item>
                <text:p>The vendor provides infrastructure for you to deploy your own software solution, OS images, database, etc.</text:p>
              </text:list-item>
              <text:list-item>
                <text:p>Amazon EC2 and GoGrid are hosted in the provider’s cloud, RightScale is a management platform to use with an IAAS for scaling and resource management.</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6" draw:layer="layout" svg:width="25.199cm" svg:height="3.506cm" svg:x="1.4cm" svg:y="0.837cm" presentation:class="title">
          <draw:text-box>
            <text:p>Platform-As-A-Service (PAAS)</text:p>
          </draw:text-box>
        </draw:frame>
        <draw:frame presentation:style-name="pr2" draw:layer="layout" svg:width="24.639cm" svg:height="12.179cm" svg:x="1.4cm" svg:y="4.914cm" presentation:class="outline" presentation:user-transformed="true">
          <draw:text-box>
            <text:list text:style-name="L2">
              <text:list-item>
                <text:p>The vendor provides a framework that your solution must fit within.</text:p>
              </text:list-item>
              <text:list-item>
                <text:p>You code against their APIs, management resources, and other elements of the framework to ensure that your software stack works within their environment.</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3.506cm" svg:x="1.4cm" svg:y="0.837cm" presentation:class="title" presentation:user-transformed="true">
          <draw:text-box>
            <text:p>Software-As-A-Service (SAAS)</text:p>
          </draw:text-box>
        </draw:frame>
        <draw:frame presentation:style-name="pr2" draw:layer="layout" svg:width="24.639cm" svg:height="12.179cm" svg:x="1.4cm" svg:y="4.914cm" presentation:class="outline">
          <draw:text-box>
            <text:list text:style-name="L2">
              <text:list-item>
                <text:p>The vendor provides a complete solution that you simply purchase access to in the form of some sort of licensing subscription model.</text:p>
              </text:list-item>
              <text:list-item>
                <text:p>You can even use a private cloud to host it in some cases.</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6" draw:layer="layout" svg:width="25.199cm" svg:height="3.506cm" svg:x="1.4cm" svg:y="0.837cm" presentation:class="title">
          <draw:text-box>
            <text:p>Understanding by analogy</text:p>
          </draw:text-box>
        </draw:frame>
        <draw:frame presentation:style-name="pr2" draw:layer="layout" svg:width="24.639cm" svg:height="12.179cm" svg:x="1.4cm" svg:y="4.914cm" presentation:class="outline">
          <draw:text-box>
            <text:list text:style-name="L2">
              <text:list-item>
                <text:p>The land line vs mobile phone analogy.</text:p>
              </text:list-item>
              <text:list-item>
                <text:p>In a land line you are tied to a single provider with a fixed hardware</text:p>
              </text:list-item>
              <text:list-item>
                <text:p>In a mobile phone you may switch providers and they may switch hardware on you without you knowing</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presentation:style-name="pr6" draw:layer="layout" svg:width="25.199cm" svg:height="3.506cm" svg:x="1.4cm" svg:y="0.837cm" presentation:class="title">
          <draw:text-box>
            <text:p>Is cloud a buzz word?</text:p>
          </draw:text-box>
        </draw:frame>
        <draw:frame presentation:style-name="pr2" draw:layer="layout" svg:width="24.639cm" svg:height="12.179cm" svg:x="1.4cm" svg:y="4.914cm" presentation:class="outline" presentation:user-transformed="true">
          <draw:text-box>
            <text:list text:style-name="L2">
              <text:list-item>
                <text:p>It's wrongly accused of being a buzz word</text:p>
              </text:list-item>
              <text:list-item>
                <text:p>But there are good reasons for this</text:p>
              </text:list-item>
              <text:list-item>
                <text:p>Lack of standards is one</text:p>
              </text:list-item>
              <text:list-item>
                <text:p>On the other hand a company with 2 employees managing a web app used by 30 million people could be hardly considered a buzz</text:p>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3.506cm" svg:x="1.4cm" svg:y="0.837cm" presentation:class="title" presentation:user-transformed="true">
          <draw:text-box>
            <text:p>Statistics</text:p>
          </draw:text-box>
        </draw:frame>
        <draw:frame presentation:style-name="pr2" draw:layer="layout" svg:width="24.639cm" svg:height="12.179cm" svg:x="1.4cm" svg:y="4.914cm" presentation:class="outline">
          <draw:text-box>
            <text:list text:style-name="L2">
              <text:list-item>
                <text:p>69% of US internet use is via some form of cloud service (2008)</text:p>
              </text:list-item>
              <text:list-item>
                <text:p>50% in survey say their cloud budget will increase in the next 12 months (2009)</text:p>
              </text:list-item>
              <text:list-item>
                <text:p>Cloud spending increased by 50% in 2010</text:p>
              </text:list-item>
              <text:list-item>
                <text:p>And there are plenty more...</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presentation:style-name="pr6" draw:layer="layout" svg:width="25.199cm" svg:height="3.506cm" svg:x="1.4cm" svg:y="0.837cm" presentation:class="title">
          <draw:text-box>
            <text:p>What can you use the cloud for?</text:p>
          </draw:text-box>
        </draw:frame>
        <draw:frame presentation:style-name="pr2" draw:layer="layout" svg:width="24.639cm" svg:height="12.179cm" svg:x="1.4cm" svg:y="4.914cm" presentation:class="outline">
          <draw:text-box>
            <text:list text:style-name="L2">
              <text:list-item>
                <text:p>Development infrastructure.</text:p>
              </text:list-item>
              <text:list-item>
                <text:p>Deployment infrastructure.</text:p>
              </text:list-item>
              <text:list-item>
                <text:p>Data</text:p>
              </text:list-item>
              <text:list-item>
                <text:p>Software</text:p>
              </text:list-item>
              <text:list-item>
                <text:p>Business processes</text:p>
              </text:list-item>
              <text:list-item>
                <text:p>User interface</text:p>
              </text:list-item>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32">
        <draw:frame presentation:style-name="pr8" draw:layer="layout" svg:width="25.199cm" svg:height="16.255cm" svg:x="1.4cm" svg:y="0.837cm" presentation:class="subtitle">
          <draw:text-box>
            <text:p>Cloud value – what does it give me?</text:p>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32">
        <draw:frame presentation:style-name="pr8" draw:layer="layout" svg:width="25.199cm" svg:height="16.255cm" svg:x="1.4cm" svg:y="0.837cm" presentation:class="subtitle">
          <draw:text-box>
            <text:p><text:span text:style-name="T1">“</text:span><text:span text:style-name="T1">If you don't like change, you're going to like irrelevance even less”</text:span></text:p>
            <text:p><text:span text:style-name="T1">– </text:span><text:span text:style-name="T1">Gen. Erik Shineski</text:span> </text:p>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1" draw:layer="layout" svg:width="25.199cm" svg:height="3.506cm" svg:x="1.4cm" svg:y="0.837cm" presentation:class="title">
          <draw:text-box>
            <text:p>Cloud and efficiency</text:p>
          </draw:text-box>
        </draw:frame>
        <draw:frame presentation:style-name="pr2" draw:layer="layout" svg:width="24.639cm" svg:height="12.179cm" svg:x="1.4cm" svg:y="4.914cm" presentation:class="outline">
          <draw:text-box>
            <text:list text:style-name="L2">
              <text:list-item>
                <text:p>Number of applications is increasing</text:p>
              </text:list-item>
              <text:list-item>
                <text:p>We really don't know which applications are going to be more successful.</text:p>
              </text:list-item>
              <text:list-item>
                <text:p>We need the clouds elasticity to be ready for success but not over pay for it. </text:p>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presentation:style-name="pr1" draw:layer="layout" svg:width="25.199cm" svg:height="3.506cm" svg:x="1.4cm" svg:y="0.837cm" presentation:class="title">
          <draw:text-box>
            <text:p>Cloud and agility</text:p>
          </draw:text-box>
        </draw:frame>
        <draw:frame presentation:style-name="pr2" draw:layer="layout" svg:width="24.639cm" svg:height="12.179cm" svg:x="1.4cm" svg:y="4.914cm" presentation:class="outline">
          <draw:text-box>
            <text:list text:style-name="L2">
              <text:list-item>
                <text:p>Facebook has been rewritten 3 times</text:p>
              </text:list-item>
              <text:list-item>
                <text:p>This is not for lack of brain power</text:p>
              </text:list-item>
              <text:list-item>
                <text:p>Main reason: you really don't know where your problems will be</text:p>
              </text:list-item>
              <text:list-item>
                <text:p>In comes agile</text:p>
              </text:list-item>
              <text:list-item>
                <text:p>The cloud allows agility, private IT stifles agility.</text:p>
              </text:list-item>
              <text:list-item>
                <text:p>Cloud good, IT bad.</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presentation:style-name="pr1" draw:layer="layout" svg:width="25.199cm" svg:height="3.506cm" svg:x="1.4cm" svg:y="0.837cm" presentation:class="title">
          <draw:text-box>
            <text:p>Cloud and competitiveness</text:p>
          </draw:text-box>
        </draw:frame>
        <draw:frame presentation:style-name="pr2" draw:layer="layout" svg:width="24.639cm" svg:height="12.179cm" svg:x="1.4cm" svg:y="4.914cm" presentation:class="outline">
          <draw:text-box>
            <text:list text:style-name="L2">
              <text:list-item>
                <text:p>Cloud allows you to pretend you have very scalable IT.</text:p>
              </text:list-item>
              <text:list-item>
                <text:p>Even if you are a single developer</text:p>
              </text:list-item>
              <text:list-item>
                <text:p>You can now use that to beat huge competitors.</text:p>
              </text:list-item>
              <text:list-item>
                <text:p>Cloud is democracy</text:p>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1" draw:layer="layout" svg:width="25.199cm" svg:height="3.506cm" svg:x="1.4cm" svg:y="0.837cm" presentation:class="title">
          <draw:text-box>
            <text:p>Cloud and money</text:p>
          </draw:text-box>
        </draw:frame>
        <draw:frame presentation:style-name="pr2" draw:layer="layout" svg:width="24.639cm" svg:height="12.179cm" svg:x="1.4cm" svg:y="4.914cm" presentation:class="outline">
          <draw:text-box>
            <text:list text:style-name="L2">
              <text:list-item>
                <text:p>IT costs.</text:p>
              </text:list-item>
              <text:list-item>
                <text:p>It costs because it's custom.</text:p>
              </text:list-item>
              <text:list-item>
                <text:p>It costs because it's slow.</text:p>
              </text:list-item>
              <text:list-item>
                <text:p>It costs because changing IT infrastructure is slow.</text:p>
              </text:list-item>
              <text:list-item>
                <text:p>Once you buy hardware or software for IT you pay for it whether you use it or not.</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presentation:style-name="pr1" draw:layer="layout" svg:width="25.199cm" svg:height="3.506cm" svg:x="1.4cm" svg:y="0.837cm" presentation:class="title">
          <draw:text-box>
            <text:p>Cloud and reliability/maintainability</text:p>
          </draw:text-box>
        </draw:frame>
        <draw:frame presentation:style-name="pr2" draw:layer="layout" svg:width="24.639cm" svg:height="12.179cm" svg:x="1.4cm" svg:y="4.914cm" presentation:class="outline">
          <draw:text-box>
            <text:list text:style-name="L2">
              <text:list-item>
                <text:p>Sure, you can do that on your own.</text:p>
              </text:list-item>
              <text:list-item>
                <text:p>No. You don't want to.</text:p>
              </text:list-item>
              <text:list-item>
                <text:p>Monitory you machines? Replace hard-drive when they start showing signs of aging? Send SMS when your app is failing?</text:p>
              </text:list-item>
              <text:list-item>
                <text:p>Cloud is outsourcing all of this.</text:p>
              </text:list-item>
            </text:list>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1" draw:layer="layout" svg:width="25.199cm" svg:height="3.506cm" svg:x="1.4cm" svg:y="0.837cm" presentation:class="title" presentation:user-transformed="true">
          <draw:text-box>
            <text:p>Cloud and scalability</text:p>
          </draw:text-box>
        </draw:frame>
        <draw:frame presentation:style-name="pr2" draw:layer="layout" svg:width="24.639cm" svg:height="12.179cm" svg:x="1.4cm" svg:y="4.914cm" presentation:class="outline">
          <draw:text-box>
            <text:list text:style-name="L2">
              <text:list-item>
                <text:p>Scale up is obvious.</text:p>
              </text:list-item>
              <text:list-item>
                <text:p>Scale down is also very important!</text:p>
              </text:list-item>
              <text:list-item>
                <text:p>Remember that more apps mean a lot more apps that will fail.</text:p>
              </text:list-item>
              <text:list-item>
                <text:p>And you don't want to pay for IT infra for failed apps.</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32">
        <draw:frame presentation:style-name="pr8" draw:layer="layout" svg:width="25.199cm" svg:height="16.255cm" svg:x="1.4cm" svg:y="0.837cm" presentation:class="subtitle">
          <draw:text-box>
            <text:p>Development business cases</text:p>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presentation:style-name="pr1" draw:layer="layout" svg:width="25.199cm" svg:height="3.506cm" svg:x="1.4cm" svg:y="0.837cm" presentation:class="title">
          <draw:text-box>
            <text:p>Business case 1 – development environment</text:p>
          </draw:text-box>
        </draw:frame>
        <draw:frame presentation:style-name="pr2" draw:layer="layout" svg:width="24.639cm" svg:height="12.179cm" svg:x="1.4cm" svg:y="4.914cm" presentation:class="outline">
          <draw:text-box>
            <text:list text:style-name="L2">
              <text:list-item>
                <text:p>CISCO systems as an example.</text:p>
              </text:list-item>
              <text:list-item>
                <text:p>Development machines for developers are in the cloud</text:p>
              </text:list-item>
              <text:list-item>
                <text:p>This actually helps to produce better applications and save developer time</text:p>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frame presentation:style-name="pr1" draw:layer="layout" svg:width="25.199cm" svg:height="3.506cm" svg:x="1.4cm" svg:y="0.837cm" presentation:class="title">
          <draw:text-box>
            <text:p>Business case 2 – Google app engine</text:p>
          </draw:text-box>
        </draw:frame>
        <draw:frame presentation:style-name="pr2" draw:layer="layout" svg:width="24.639cm" svg:height="12.179cm" svg:x="1.4cm" svg:y="4.914cm" presentation:class="outline">
          <draw:text-box>
            <text:list text:style-name="L2">
              <text:list-item>
                <text:p>Allows a 16 year old to deploy a web app used by 2 million people.</text:p>
              </text:list-item>
              <text:list-item>
                <text:p>Lucky he did not have to hire IT, rent offices with coffee maker and more...</text:p>
              </text:list-item>
              <text:list-item>
                <text:p>Just write the app, don't worry about anything else (lie, but good lie...)</text:p>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1" draw:layer="layout" svg:width="25.199cm" svg:height="3.506cm" svg:x="1.4cm" svg:y="0.837cm" presentation:class="title">
          <draw:text-box>
            <text:p>Business case 3 – load balancing</text:p>
          </draw:text-box>
        </draw:frame>
        <draw:frame presentation:style-name="pr2" draw:layer="layout" svg:width="24.639cm" svg:height="12.179cm" svg:x="1.4cm" svg:y="4.914cm" presentation:class="outline">
          <draw:text-box>
            <text:list text:style-name="L2">
              <text:list-item>
                <text:p>We all know load balancing.</text:p>
              </text:list-item>
              <text:list-item>
                <text:p>Install or buy a load balancer.</text:p>
              </text:list-item>
              <text:list-item>
                <text:p>Configure it.</text:p>
              </text:list-item>
              <text:list-item>
                <text:p>Configure the JEE servers to use it correctly.</text:p>
              </text:list-item>
              <text:list-item>
                <text:p>Now install and configure distributed or not distributed cache to get good performance (JBOSS cache, memcache,...)</text:p>
              </text:list-item>
              <text:list-item>
                <text:p>Is this easy? Cloud allows you to forget about all of this.</text:p>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frame presentation:style-name="pr1" draw:layer="layout" svg:width="25.199cm" svg:height="3.506cm" svg:x="1.4cm" svg:y="0.837cm" presentation:class="title">
          <draw:text-box>
            <text:p>Business case 4 – security</text:p>
          </draw:text-box>
        </draw:frame>
        <draw:frame presentation:style-name="pr2" draw:layer="layout" svg:width="24.639cm" svg:height="12.179cm" svg:x="1.4cm" svg:y="4.914cm" presentation:class="outline">
          <draw:text-box>
            <text:list text:style-name="L2">
              <text:list-item>
                <text:p>Is security easy? JEE JAAS anyone? Do you even remember that stuff?!?</text:p>
              </text:list-item>
              <text:list-item>
                <text:p>And what if you misconfigured it?</text:p>
              </text:list-item>
              <text:list-item>
                <text:p>But the cloud is not perfect.</text:p>
              </text:list-item>
              <text:list-item>
                <text:p>Well, remember that everything should be compared to traditional IT security.</text:p>
              </text:list-item>
            </text:list>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draw:frame presentation:style-name="pr1" draw:layer="layout" svg:width="25.199cm" svg:height="3.506cm" svg:x="1.4cm" svg:y="0.837cm" presentation:class="title">
          <draw:text-box>
            <text:p>Business case 5 – save money</text:p>
          </draw:text-box>
        </draw:frame>
        <draw:frame presentation:style-name="pr2" draw:layer="layout" svg:width="24.639cm" svg:height="12.179cm" svg:x="1.4cm" svg:y="4.914cm" presentation:class="outline">
          <draw:text-box>
            <text:list text:style-name="L2">
              <text:list-item>
                <text:p>Lets say that you know what platforms you want (and that is almost always <text:span text:style-name="T2">not</text:span> the case).</text:p>
              </text:list-item>
              <text:list-item>
                <text:p>You design your infra according to peak hours.</text:p>
              </text:list-item>
              <text:list-item>
                <text:p>Which means that it sits idle most of the time.</text:p>
              </text:list-item>
              <text:list-item>
                <text:p>And you pay for it.</text:p>
              </text:list-item>
              <text:list-item>
                <text:p>Not so with the cloud...</text:p>
              </text:list-item>
            </text:list>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32">
        <draw:frame presentation:style-name="pr8" draw:layer="layout" svg:width="25.199cm" svg:height="16.255cm" svg:x="1.4cm" svg:y="0.837cm" presentation:class="subtitle">
          <draw:text-box>
            <text:p>Myths</text:p>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draw:frame presentation:style-name="pr1" draw:layer="layout" svg:width="25.199cm" svg:height="3.506cm" svg:x="1.4cm" svg:y="0.837cm" presentation:class="title">
          <draw:text-box>
            <text:p>Cloud = Virtualization</text:p>
          </draw:text-box>
        </draw:frame>
        <draw:frame presentation:style-name="pr2" draw:layer="layout" svg:width="24.639cm" svg:height="12.179cm" svg:x="1.4cm" svg:y="4.914cm" presentation:class="outline">
          <draw:text-box>
            <text:list text:style-name="L2">
              <text:list-item>
                <text:p>Yes. Usually the cloud resources are virtualized.</text:p>
              </text:list-item>
              <text:list-item>
                <text:p>But cloud also offers an elastic, pay per use model.</text:p>
              </text:list-item>
              <text:list-item>
                <text:p>And PAAS (our focus) is much more than a virtualized operating system.</text:p>
              </text:list-item>
            </text:list>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draw:frame presentation:style-name="pr1" draw:layer="layout" svg:width="25.199cm" svg:height="3.506cm" svg:x="1.4cm" svg:y="0.837cm" presentation:class="title">
          <draw:text-box>
            <text:p>Cloud = Grid</text:p>
          </draw:text-box>
        </draw:frame>
        <draw:frame presentation:style-name="pr2" draw:layer="layout" svg:width="24.639cm" svg:height="12.179cm" svg:x="1.4cm" svg:y="4.914cm" presentation:class="outline">
          <draw:text-box>
            <text:list text:style-name="L2">
              <text:list-item>
                <text:p>Yes. Both focus on optimization of resources.</text:p>
              </text:list-item>
              <text:list-item>
                <text:p>No. Grid=one user has all resources.</text:p>
              </text:list-item>
              <text:list-item>
                <text:p>Cloud=one user has a fraction of the resources.</text:p>
              </text:list-item>
            </text:list>
          </draw:text-box>
        </draw:frame>
        <presentation:notes draw:style-name="dp2">
          <draw:page-thumbnail draw:style-name="gr1"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draw:frame presentation:style-name="pr1" draw:layer="layout" svg:width="25.199cm" svg:height="3.506cm" svg:x="1.4cm" svg:y="0.837cm" presentation:class="title">
          <draw:text-box>
            <text:p>Cloud = SAAS</text:p>
          </draw:text-box>
        </draw:frame>
        <draw:frame presentation:style-name="pr2" draw:layer="layout" svg:width="24.639cm" svg:height="12.179cm" svg:x="1.4cm" svg:y="4.914cm" presentation:class="outline">
          <draw:text-box>
            <text:list text:style-name="L2">
              <text:list-item>
                <text:p>Yes. Cloud could be used for SAAS.</text:p>
              </text:list-item>
              <text:list-item>
                <text:p>But developers use the cloud in ways which do not resemble SAAS at all (IAAS, PAAS).</text:p>
              </text:list-item>
              <text:list-item>
                <text:p>Examples: GAE as PAAS, EC2 as IAAS.</text:p>
              </text:list-item>
            </text:list>
          </draw:text-box>
        </draw:frame>
        <presentation:notes draw:style-name="dp2">
          <draw:page-thumbnail draw:style-name="gr1"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draw:frame presentation:style-name="pr1" draw:layer="layout" svg:width="25.199cm" svg:height="3.506cm" svg:x="1.4cm" svg:y="0.837cm" presentation:class="title">
          <draw:text-box>
            <text:p>Cloud = SOA</text:p>
          </draw:text-box>
        </draw:frame>
        <draw:frame presentation:style-name="pr2" draw:layer="layout" svg:width="24.639cm" svg:height="12.179cm" svg:x="1.4cm" svg:y="4.914cm" presentation:class="outline">
          <draw:text-box>
            <text:list text:style-name="L2">
              <text:list-item>
                <text:p>Yes. Cloud could be used to implement a SOA architecture.</text:p>
              </text:list-item>
              <text:list-item>
                <text:p>And clouds tend to leverage SOA design patterns, messaging standard and more</text:p>
              </text:list-item>
              <text:list-item>
                <text:p>But to the outside world they may just be a development machine or webapp.</text:p>
              </text:list-item>
              <text:list-item>
                <text:p>The clouds usually offer more than SOA (load balancing, security, data storage)</text:p>
              </text:list-item>
            </text:list>
          </draw:text-box>
        </draw:frame>
        <presentation:notes draw:style-name="dp2">
          <draw:page-thumbnail draw:style-name="gr1"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draw:frame presentation:style-name="pr1" draw:layer="layout" svg:width="25.199cm" svg:height="3.506cm" svg:x="1.4cm" svg:y="0.837cm" presentation:class="title">
          <draw:text-box>
            <text:p>Cloud = security risk</text:p>
          </draw:text-box>
        </draw:frame>
        <draw:frame presentation:style-name="pr2" draw:layer="layout" svg:width="24.639cm" svg:height="12.179cm" svg:x="1.4cm" svg:y="4.914cm" presentation:class="outline">
          <draw:text-box>
            <text:list text:style-name="L2">
              <text:list-item>
                <text:p>Security is overrated. No, really.</text:p>
              </text:list-item>
              <text:list-item>
                <text:p>OK. If you don't like the previous statement then maybe you'll like the next one.</text:p>
              </text:list-item>
              <text:list-item>
                <text:p>Your IT security is awful too.</text:p>
              </text:list-item>
              <text:list-item>
                <text:p>OK. If you don't like the previous statement then maybe you'll like the next one.</text:p>
              </text:list-item>
              <text:list-item>
                <text:p>Use a private cloud.</text:p>
              </text:list-item>
            </text:list>
          </draw:text-box>
        </draw:frame>
        <presentation:notes draw:style-name="dp2">
          <draw:page-thumbnail draw:style-name="gr1"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32">
        <draw:frame presentation:style-name="pr8" draw:layer="layout" svg:width="25.199cm" svg:height="16.255cm" svg:x="1.4cm" svg:y="0.837cm" presentation:class="subtitle">
          <draw:text-box>
            <text:p>Cloud computing stack</text:p>
          </draw:text-box>
        </draw:frame>
        <presentation:notes draw:style-name="dp2">
          <draw:page-thumbnail draw:style-name="gr1" draw:layer="layout" svg:width="13.968cm" svg:height="10.476cm" svg:x="3.81cm" svg:y="2.123cm" draw:page-number="36" presentation:class="page"/>
          <draw:frame presentation:style-name="pr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draw:frame presentation:style-name="pr1" draw:layer="layout" svg:width="25.199cm" svg:height="3.506cm" svg:x="1.4cm" svg:y="0.837cm" presentation:class="title" presentation:user-transformed="true">
          <draw:text-box>
            <text:p>The canonical stack (top to bottom)</text:p>
          </draw:text-box>
        </draw:frame>
        <draw:frame presentation:style-name="pr2" draw:layer="layout" svg:width="24.639cm" svg:height="12.179cm" svg:x="1.4cm" svg:y="4.914cm" presentation:class="outline">
          <draw:text-box>
            <text:list text:style-name="L2">
              <text:list-item>
                <text:p>Clients (browsers, devices)</text:p>
              </text:list-item>
              <text:list-item>
                <text:p>Cloud applications (SAAS), Cloud services (web services)</text:p>
              </text:list-item>
              <text:list-item>
                <text:p>Cloud Platform (Java: app server), Cloud storage (various database)</text:p>
              </text:list-item>
              <text:list-item>
                <text:p>Cloud infrastructure (Physical or virtual hardware)</text:p>
              </text:list-item>
            </text:list>
          </draw:text-box>
        </draw:frame>
        <presentation:notes draw:style-name="dp2">
          <draw:page-thumbnail draw:style-name="gr1" draw:layer="layout" svg:width="13.968cm" svg:height="10.476cm" svg:x="3.81cm" svg:y="2.123cm" draw:page-number="37" presentation:class="page"/>
          <draw:frame presentation:style-name="pr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draw:frame presentation:style-name="pr1" draw:layer="layout" svg:width="25.199cm" svg:height="3.506cm" svg:x="1.4cm" svg:y="0.837cm" presentation:class="title">
          <draw:text-box>
            <text:p>Cloud elements</text:p>
          </draw:text-box>
        </draw:frame>
        <draw:frame presentation:style-name="pr2" draw:layer="layout" svg:width="24.639cm" svg:height="12.179cm" svg:x="1.4cm" svg:y="4.914cm" presentation:class="outline">
          <draw:text-box>
            <text:list text:style-name="L2">
              <text:list-item>
                <text:p>Several elements in a cloud environment are worth special attention:</text:p>
                <text:list>
                  <text:list-item>
                    <text:p>SOA</text:p>
                  </text:list-item>
                  <text:list-item>
                    <text:p>SAAS</text:p>
                  </text:list-item>
                  <text:list-item>
                    <text:p>Virtualization</text:p>
                  </text:list-item>
                  <text:list-item>
                    <text:p>Web 2.0</text:p>
                  </text:list-item>
                </text:list>
              </text:list-item>
            </text:list>
          </draw:text-box>
        </draw:frame>
        <presentation:notes draw:style-name="dp2">
          <draw:page-thumbnail draw:style-name="gr1" draw:layer="layout" svg:width="13.968cm" svg:height="10.476cm" svg:x="3.81cm" svg:y="2.123cm" draw:page-number="38" presentation:class="page"/>
          <draw:frame presentation:style-name="pr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draw:frame presentation:style-name="pr1" draw:layer="layout" svg:width="25.199cm" svg:height="3.506cm" svg:x="1.4cm" svg:y="0.837cm" presentation:class="title">
          <draw:text-box>
            <text:p>SOA and the cloud</text:p>
          </draw:text-box>
        </draw:frame>
        <draw:frame presentation:style-name="pr2" draw:layer="layout" svg:width="24.639cm" svg:height="12.179cm" svg:x="1.4cm" svg:y="4.914cm" presentation:class="outline">
          <draw:text-box>
            <text:list text:style-name="L2">
              <text:list-item>
                <text:p>There is a <text:span text:style-name="T2">tight connection between SOA and cloud</text:span></text:p>
              </text:list-item>
              <text:list-item>
                <text:p><text:span text:style-name="T3">SOA solves the problem of the tangled IT.</text:span></text:p>
              </text:list-item>
              <text:list-item>
                <text:p><text:span text:style-name="T3">Cloud development pushed you to SOA.</text:span></text:p>
              </text:list-item>
              <text:list-item>
                <text:p><text:span text:style-name="T3">That is good as it prevents you from making a mess like before.</text:span></text:p>
              </text:list-item>
              <text:list-item>
                <text:p><text:span text:style-name="T3">Remember: </text:span><text:span text:style-name="T2">some of the best ideas in computing are about limiting developers</text:span><text:span text:style-name="T3">.</text:span></text:p>
              </text:list-item>
            </text:list>
          </draw:text-box>
        </draw:frame>
        <presentation:notes draw:style-name="dp2">
          <draw:page-thumbnail draw:style-name="gr1" draw:layer="layout" svg:width="13.968cm" svg:height="10.476cm" svg:x="3.81cm" svg:y="2.123cm" draw:page-number="39" presentation:class="page"/>
          <draw:frame presentation:style-name="pr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1">
        <draw:frame presentation:style-name="pr1" draw:layer="layout" svg:width="25.199cm" svg:height="3.506cm" svg:x="1.4cm" svg:y="0.837cm" presentation:class="title" presentation:user-transformed="true">
          <draw:text-box>
            <text:p>SOA in Java</text:p>
          </draw:text-box>
        </draw:frame>
        <draw:frame presentation:style-name="pr2" draw:layer="layout" svg:width="24.639cm" svg:height="12.179cm" svg:x="1.4cm" svg:y="4.914cm" presentation:class="outline">
          <draw:text-box>
            <text:list text:style-name="L2">
              <text:list-item>
                <text:p>On a technical level SOA in Java can be:</text:p>
                <text:list>
                  <text:list-item>
                    <text:p>Web applications</text:p>
                  </text:list-item>
                  <text:list-item>
                    <text:p>Web services</text:p>
                  </text:list-item>
                  <text:list-item>
                    <text:p>EJBs</text:p>
                  </text:list-item>
                  <text:list-item>
                    <text:p>RMI services</text:p>
                  </text:list-item>
                </text:list>
              </text:list-item>
            </text:list>
          </draw:text-box>
        </draw:frame>
        <presentation:notes draw:style-name="dp2">
          <draw:page-thumbnail draw:style-name="gr1" draw:layer="layout" svg:width="13.968cm" svg:height="10.476cm" svg:x="3.81cm" svg:y="2.123cm" draw:page-number="40" presentation:class="page"/>
          <draw:frame presentation:style-name="pr3"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1">
        <draw:frame presentation:style-name="pr1" draw:layer="layout" svg:width="25.199cm" svg:height="3.506cm" svg:x="1.4cm" svg:y="0.837cm" presentation:class="title">
          <draw:text-box>
            <text:p>Can you do cloud without SOA?</text:p>
          </draw:text-box>
        </draw:frame>
        <draw:frame presentation:style-name="pr2" draw:layer="layout" svg:width="24.639cm" svg:height="12.179cm" svg:x="1.4cm" svg:y="4.914cm" presentation:class="outline">
          <draw:text-box>
            <text:list text:style-name="L2">
              <text:list-item>
                <text:p>Yes. But that is not a good idea.</text:p>
              </text:list-item>
              <text:list-item>
                <text:p>What sort of architecture will you have?</text:p>
              </text:list-item>
              <text:list-item>
                <text:p>Do you at least have some standards that are</text:p>
              </text:list-item>
              <text:list-item>
                <text:p>being used for messaging?</text:p>
              </text:list-item>
              <text:list-item>
                <text:p>How will you manage these services?</text:p>
              </text:list-item>
              <text:list-item>
                <text:p>Are these just ad-hoc services?</text:p>
              </text:list-item>
              <text:list-item>
                <text:p>Remember: <text:span text:style-name="T2">standards are good. Custom is bad.</text:span></text:p>
              </text:list-item>
            </text:list>
          </draw:text-box>
        </draw:frame>
        <presentation:notes draw:style-name="dp2">
          <draw:page-thumbnail draw:style-name="gr1"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1">
        <draw:frame presentation:style-name="pr1" draw:layer="layout" svg:width="25.199cm" svg:height="3.506cm" svg:x="1.4cm" svg:y="0.837cm" presentation:class="title">
          <draw:text-box>
            <text:p>SAAS and the cloud</text:p>
          </draw:text-box>
        </draw:frame>
        <draw:frame presentation:style-name="pr2" draw:layer="layout" svg:width="24.639cm" svg:height="12.179cm" svg:x="1.4cm" svg:y="4.914cm" presentation:class="outline">
          <draw:text-box>
            <text:list text:style-name="L2">
              <text:list-item>
                <text:p>Obviously there is a lot of relation between SAAS and the cloud.</text:p>
              </text:list-item>
              <text:list-item>
                <text:p>Some people actually mistake the cloud for SAAS.</text:p>
              </text:list-item>
              <text:list-item>
                <text:p>We are in a development seminar so we will not be using SAAS, instead we are the SAAS provider.</text:p>
              </text:list-item>
              <text:list-item>
                <text:p>So I'll no more about that...</text:p>
              </text:list-item>
            </text:list>
          </draw:text-box>
        </draw:frame>
        <presentation:notes draw:style-name="dp2">
          <draw:page-thumbnail draw:style-name="gr1" draw:layer="layout" svg:width="13.968cm" svg:height="10.476cm" svg:x="3.81cm" svg:y="2.123cm" draw:page-number="42" presentation:class="page"/>
          <draw:frame presentation:style-name="pr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1">
        <draw:frame presentation:style-name="pr1" draw:layer="layout" svg:width="25.199cm" svg:height="3.506cm" svg:x="1.4cm" svg:y="0.837cm" presentation:class="title">
          <draw:text-box>
            <text:p>Web 2.0 and the cloud</text:p>
          </draw:text-box>
        </draw:frame>
        <draw:frame presentation:style-name="pr2" draw:layer="layout" svg:width="24.639cm" svg:height="12.179cm" svg:x="1.4cm" svg:y="4.914cm" presentation:class="outline">
          <draw:text-box>
            <text:list text:style-name="L2">
              <text:list-item>
                <text:p>Web 2.0, HTML5, JavaScript enhancements and other tools make the browser your app environment.</text:p>
              </text:list-item>
              <text:list-item>
                <text:p>We no longer care about the OS. That is for geeks.</text:p>
              </text:list-item>
              <text:list-item>
                <text:p>But Web 2.0 makes the browser even more powerful and therefor makes web application vending more powerful.</text:p>
              </text:list-item>
              <text:list-item>
                <text:p>This, in turn, makes the cloud much more attractive.</text:p>
              </text:list-item>
            </text:list>
          </draw:text-box>
        </draw:frame>
        <presentation:notes draw:style-name="dp2">
          <draw:page-thumbnail draw:style-name="gr1" draw:layer="layout" svg:width="13.968cm" svg:height="10.476cm" svg:x="3.81cm" svg:y="2.123cm" draw:page-number="43" presentation:class="page"/>
          <draw:frame presentation:style-name="pr3"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1">
        <draw:frame presentation:style-name="pr1" draw:layer="layout" svg:width="25.199cm" svg:height="3.506cm" svg:x="1.4cm" svg:y="0.837cm" presentation:class="title">
          <draw:text-box>
            <text:p>Web 2.0 and the application market explosion</text:p>
          </draw:text-box>
        </draw:frame>
        <draw:frame presentation:style-name="pr2" draw:layer="layout" svg:width="24.639cm" svg:height="12.179cm" svg:x="1.4cm" svg:y="4.914cm" presentation:class="outline">
          <draw:text-box>
            <text:list text:style-name="L2">
              <text:list-item>
                <text:p>Number of mobile apps and web 2.0 apps is on the rise with no end in sight.</text:p>
              </text:list-item>
              <text:list-item>
                <text:p>Some philosophers see it as “integrating humanity”.</text:p>
              </text:list-item>
              <text:list-item>
                <text:p>We really have no idea which apps are going to make it.</text:p>
              </text:list-item>
              <text:list-item>
                <text:p>We only know that there will be many more of them...</text:p>
              </text:list-item>
            </text:list>
          </draw:text-box>
        </draw:frame>
        <presentation:notes draw:style-name="dp2">
          <draw:page-thumbnail draw:style-name="gr1" draw:layer="layout" svg:width="13.968cm" svg:height="10.476cm" svg:x="3.81cm" svg:y="2.123cm" draw:page-number="44" presentation:class="page"/>
          <draw:frame presentation:style-name="pr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32">
        <draw:frame presentation:style-name="pr8" draw:layer="layout" svg:width="25.199cm" svg:height="16.255cm" svg:x="1.4cm" svg:y="0.837cm" presentation:class="subtitle">
          <draw:text-box>
            <text:p>Categorizing clouds</text:p>
          </draw:text-box>
        </draw:frame>
        <presentation:notes draw:style-name="dp2">
          <draw:page-thumbnail draw:style-name="gr1" draw:layer="layout" svg:width="13.968cm" svg:height="10.476cm" svg:x="3.81cm" svg:y="2.123cm" draw:page-number="45" presentation:class="page"/>
          <draw:frame presentation:style-name="pr3"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1T1">
        <draw:frame presentation:style-name="pr1" draw:layer="layout" svg:width="25.199cm" svg:height="3.506cm" svg:x="1.4cm" svg:y="0.837cm" presentation:class="title">
          <draw:text-box>
            <text:p>The three factors</text:p>
          </draw:text-box>
        </draw:frame>
        <draw:frame presentation:style-name="pr2" draw:layer="layout" svg:width="24.639cm" svg:height="12.179cm" svg:x="1.4cm" svg:y="4.914cm" presentation:class="outline">
          <draw:text-box>
            <text:list text:style-name="L2">
              <text:list-item>
                <text:p><text:span text:style-name="T2">Scope</text:span>: public, private, hybrid</text:p>
              </text:list-item>
              <text:list-item>
                <text:p><text:span text:style-name="T2">Type</text:span>: user interface, service, data</text:p>
              </text:list-item>
              <text:list-item>
                <text:p><text:span text:style-name="T2">Role</text:span>: consumer, provider, both</text:p>
              </text:list-item>
            </text:list>
          </draw:text-box>
        </draw:frame>
        <presentation:notes draw:style-name="dp2">
          <draw:page-thumbnail draw:style-name="gr1" draw:layer="layout" svg:width="13.968cm" svg:height="10.476cm" svg:x="3.81cm" svg:y="2.123cm" draw:page-number="46" presentation:class="page"/>
          <draw:frame presentation:style-name="pr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1">
        <draw:frame presentation:style-name="pr1" draw:layer="layout" svg:width="25.199cm" svg:height="3.506cm" svg:x="1.4cm" svg:y="0.837cm" presentation:class="title">
          <draw:text-box>
            <text:p>Cloud Scope – Public clouds</text:p>
          </draw:text-box>
        </draw:frame>
        <draw:frame presentation:style-name="pr2" draw:layer="layout" svg:width="24.639cm" svg:height="12.179cm" svg:x="1.4cm" svg:y="4.914cm" presentation:class="outline" presentation:user-transformed="true">
          <draw:text-box>
            <text:list text:style-name="L2">
              <text:list-item>
                <text:p>Public clouds exist outside a company’s firewall and are readily available for service deployment and consumption anytime and from anywhere</text:p>
              </text:list-item>
              <text:list-item>
                <text:p>Advantages: accessibility, low/no fixed costs, no staffing</text:p>
              </text:list-item>
              <text:list-item>
                <text:p>Disadvantages: security of data, ownership of data, per-use costs can get out of control.</text:p>
              </text:list-item>
            </text:list>
          </draw:text-box>
        </draw:frame>
        <presentation:notes draw:style-name="dp2">
          <draw:page-thumbnail draw:style-name="gr1" draw:layer="layout" svg:width="13.968cm" svg:height="10.476cm" svg:x="3.81cm" svg:y="2.123cm" draw:page-number="47" presentation:class="page"/>
          <draw:frame presentation:style-name="pr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1T1">
        <draw:frame presentation:style-name="pr1" draw:layer="layout" svg:width="25.199cm" svg:height="3.506cm" svg:x="1.4cm" svg:y="0.837cm" presentation:class="title" presentation:user-transformed="true">
          <draw:text-box>
            <text:p>Cloud Scope – Private clouds</text:p>
          </draw:text-box>
        </draw:frame>
        <draw:frame presentation:style-name="pr2" draw:layer="layout" svg:width="24.639cm" svg:height="12.179cm" svg:x="1.4cm" svg:y="4.914cm" presentation:class="outline">
          <draw:text-box>
            <text:list text:style-name="L2">
              <text:list-item>
                <text:p>Private clouds exist internally, behind a company’s firewall and are only accessible via the company’s WAN (and possibly through VPN or a secure portal)</text:p>
              </text:list-item>
              <text:list-item>
                <text:p>Advantages: Security of data, ownership of data, centralized resource mgmt, squeeze performance out of infra</text:p>
              </text:list-item>
              <text:list-item>
                <text:p>Disadvantages: Reduced accessibility, fixed costs, staffing.</text:p>
              </text:list-item>
            </text:list>
          </draw:text-box>
        </draw:frame>
        <presentation:notes draw:style-name="dp2">
          <draw:page-thumbnail draw:style-name="gr1" draw:layer="layout" svg:width="13.968cm" svg:height="10.476cm" svg:x="3.81cm" svg:y="2.123cm" draw:page-number="48" presentation:class="page"/>
          <draw:frame presentation:style-name="pr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1T1">
        <draw:frame presentation:style-name="pr1" draw:layer="layout" svg:width="25.199cm" svg:height="3.506cm" svg:x="1.4cm" svg:y="0.837cm" presentation:class="title" presentation:user-transformed="true">
          <draw:text-box>
            <text:p>Cloud Scope – Hybrid clouds</text:p>
          </draw:text-box>
        </draw:frame>
        <draw:frame presentation:style-name="pr2" draw:layer="layout" svg:width="24.639cm" svg:height="12.179cm" svg:x="1.4cm" svg:y="4.914cm" presentation:class="outline" presentation:user-transformed="true">
          <draw:text-box>
            <text:list text:style-name="L2">
              <text:list-item>
                <text:p>In some cases, companies choose to allocate certain processes, transactions, or applications to a public cloud, while more sensitive ones are kept private</text:p>
              </text:list-item>
              <text:list-item>
                <text:p>Advantages: flexibility, all of the above advantages.</text:p>
              </text:list-item>
              <text:list-item>
                <text:p>Disadvantages: complexity, all of the above disadvantages.</text:p>
              </text:list-item>
            </text:list>
          </draw:text-box>
        </draw:frame>
        <presentation:notes draw:style-name="dp2">
          <draw:page-thumbnail draw:style-name="gr1" draw:layer="layout" svg:width="13.968cm" svg:height="10.476cm" svg:x="3.81cm" svg:y="2.123cm" draw:page-number="49" presentation:class="page"/>
          <draw:frame presentation:style-name="pr3"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1">
        <draw:frame presentation:style-name="pr1" draw:layer="layout" svg:width="25.199cm" svg:height="3.506cm" svg:x="1.4cm" svg:y="0.837cm" presentation:class="title">
          <draw:text-box>
            <text:p>Choosing the right cloud scope...</text:p>
          </draw:text-box>
        </draw:frame>
        <draw:frame presentation:style-name="pr2" draw:layer="layout" svg:width="24.639cm" svg:height="12.179cm" svg:x="1.4cm" svg:y="4.914cm" presentation:class="outline">
          <draw:text-box>
            <text:list text:style-name="L2">
              <text:list-item>
                <text:p>Is hard. Depends on many factors.</text:p>
              </text:list-item>
              <text:list-item>
                <text:p>How much money do you have? Do you have an IT staff or not? Are they experts? Do you have offices? Do you know what type of cloud you want? Is there a chance you'll change your mind?</text:p>
              </text:list-item>
              <text:list-item>
                <text:p>Remember: <text:span text:style-name="T2">your data is not as secret as you think it is</text:span>.</text:p>
              </text:list-item>
            </text:list>
          </draw:text-box>
        </draw:frame>
        <presentation:notes draw:style-name="dp2">
          <draw:page-thumbnail draw:style-name="gr1" draw:layer="layout" svg:width="13.968cm" svg:height="10.476cm" svg:x="3.81cm" svg:y="2.123cm" draw:page-number="50" presentation:class="page"/>
          <draw:frame presentation:style-name="pr3"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1T1">
        <draw:frame presentation:style-name="pr1" draw:layer="layout" svg:width="25.199cm" svg:height="3.506cm" svg:x="1.4cm" svg:y="0.837cm" presentation:class="title">
          <draw:text-box>
            <text:p>Cloud types – User Interface</text:p>
          </draw:text-box>
        </draw:frame>
        <draw:frame presentation:style-name="pr2" draw:layer="layout" svg:width="24.639cm" svg:height="12.179cm" svg:x="1.4cm" svg:y="4.914cm" presentation:class="outline">
          <draw:text-box>
            <text:list text:style-name="L2">
              <text:list-item>
                <text:p>Virtualize the desktop environment, serving up operating systems (along with file and network access) to users via a wide range of thin client interfaces</text:p>
              </text:list-item>
              <text:list-item>
                <text:p>Virtualize a GUI to support high load UI environments</text:p>
              </text:list-item>
              <text:list-item>
                <text:p>Provide a rich GUI front-end to a cloud service</text:p>
              </text:list-item>
            </text:list>
          </draw:text-box>
        </draw:frame>
        <presentation:notes draw:style-name="dp2">
          <draw:page-thumbnail draw:style-name="gr1" draw:layer="layout" svg:width="13.968cm" svg:height="10.476cm" svg:x="3.81cm" svg:y="2.123cm" draw:page-number="51" presentation:class="page"/>
          <draw:frame presentation:style-name="pr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1T1">
        <draw:frame presentation:style-name="pr1" draw:layer="layout" svg:width="25.199cm" svg:height="3.506cm" svg:x="1.4cm" svg:y="0.837cm" presentation:class="title">
          <draw:text-box>
            <text:p>Cloud types - Service</text:p>
          </draw:text-box>
        </draw:frame>
        <draw:frame presentation:style-name="pr2" draw:layer="layout" svg:width="24.639cm" svg:height="12.179cm" svg:x="1.4cm" svg:y="4.914cm" presentation:class="outline">
          <draw:text-box>
            <text:list text:style-name="L2">
              <text:list-item>
                <text:p>Provide information or offer a capability to meet requester needs on-demand</text:p>
              </text:list-item>
              <text:list-item>
                <text:p>Support peak demand for data and transaction processing on an as-needed basis without paying for those resources during off-hours</text:p>
              </text:list-item>
            </text:list>
          </draw:text-box>
        </draw:frame>
        <presentation:notes draw:style-name="dp2">
          <draw:page-thumbnail draw:style-name="gr1" draw:layer="layout" svg:width="13.968cm" svg:height="10.476cm" svg:x="3.81cm" svg:y="2.123cm" draw:page-number="52" presentation:class="page"/>
          <draw:frame presentation:style-name="pr3"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1T1">
        <draw:frame presentation:style-name="pr1" draw:layer="layout" svg:width="25.199cm" svg:height="3.506cm" svg:x="1.4cm" svg:y="0.837cm" presentation:class="title">
          <draw:text-box>
            <text:p>Cloud types - Data</text:p>
          </draw:text-box>
        </draw:frame>
        <draw:frame presentation:style-name="pr2" draw:layer="layout" svg:width="24.639cm" svg:height="12.179cm" svg:x="1.4cm" svg:y="4.914cm" presentation:class="outline">
          <draw:text-box>
            <text:list text:style-name="L2">
              <text:list-item>
                <text:p>Store persistent data flexibly and reliably, dynamically allocating resources and growing/shrinking the volumes as needed</text:p>
              </text:list-item>
              <text:list-item>
                <text:p>Provide redundancy and backups.</text:p>
              </text:list-item>
              <text:list-item>
                <text:p>Provide data mining capabilities.</text:p>
              </text:list-item>
            </text:list>
          </draw:text-box>
        </draw:frame>
        <presentation:notes draw:style-name="dp2">
          <draw:page-thumbnail draw:style-name="gr1" draw:layer="layout" svg:width="13.968cm" svg:height="10.476cm" svg:x="3.81cm" svg:y="2.123cm" draw:page-number="53" presentation:class="page"/>
          <draw:frame presentation:style-name="pr3"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1T1">
        <draw:frame presentation:style-name="pr1" draw:layer="layout" svg:width="25.199cm" svg:height="3.506cm" svg:x="1.4cm" svg:y="0.837cm" presentation:class="title">
          <draw:text-box>
            <text:p>Choosing the cloud type</text:p>
          </draw:text-box>
        </draw:frame>
        <draw:frame presentation:style-name="pr2" draw:layer="layout" svg:width="24.639cm" svg:height="12.179cm" svg:x="1.4cm" svg:y="4.914cm" presentation:class="outline">
          <draw:text-box>
            <text:list text:style-name="L2">
              <text:list-item>
                <text:p>Again, you have to do this on your own.</text:p>
              </text:list-item>
              <text:list-item>
                <text:p>Hint: sometimes opening your data up is the right thing to do.</text:p>
              </text:list-item>
              <text:list-item>
                <text:p>Hint: sometimes giving a service is better than writing an app.</text:p>
              </text:list-item>
            </text:list>
          </draw:text-box>
        </draw:frame>
        <presentation:notes draw:style-name="dp2">
          <draw:page-thumbnail draw:style-name="gr1" draw:layer="layout" svg:width="13.968cm" svg:height="10.476cm" svg:x="3.81cm" svg:y="2.123cm" draw:page-number="54" presentation:class="page"/>
          <draw:frame presentation:style-name="pr3"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1T1">
        <draw:frame presentation:style-name="pr1" draw:layer="layout" svg:width="25.199cm" svg:height="3.506cm" svg:x="1.4cm" svg:y="0.837cm" presentation:class="title">
          <draw:text-box>
            <text:p>Consider intersections of scope and type</text:p>
          </draw:text-box>
        </draw:frame>
        <draw:frame presentation:style-name="pr2" draw:layer="layout" svg:width="24.639cm" svg:height="12.179cm" svg:x="1.4cm" svg:y="4.914cm" presentation:class="outline">
          <draw:text-box>
            <text:list text:style-name="L2">
              <text:list-item>
                <text:p>Service+Private: High-demand and common requests that are only internal.</text:p>
              </text:list-item>
              <text:list-item>
                <text:p>Data+Hybrid: separate secret from non-secret data.</text:p>
              </text:list-item>
              <text:list-item>
                <text:p>User Interface+Public: Good for mobile and distributed workforce. Support high-demand UI that uses common service backbone.</text:p>
              </text:list-item>
              <text:list-item>
                <text:p>Think of other combinations...</text:p>
              </text:list-item>
            </text:list>
          </draw:text-box>
        </draw:frame>
        <presentation:notes draw:style-name="dp2">
          <draw:page-thumbnail draw:style-name="gr1" draw:layer="layout" svg:width="13.968cm" svg:height="10.476cm" svg:x="3.81cm" svg:y="2.123cm" draw:page-number="55" presentation:class="page"/>
          <draw:frame presentation:style-name="pr3"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1T1">
        <draw:frame presentation:style-name="pr1" draw:layer="layout" svg:width="25.199cm" svg:height="3.506cm" svg:x="1.4cm" svg:y="0.837cm" presentation:class="title">
          <draw:text-box>
            <text:p>Cloud Role - consumer</text:p>
          </draw:text-box>
        </draw:frame>
        <draw:frame presentation:style-name="pr2" draw:layer="layout" svg:width="24.639cm" svg:height="12.179cm" svg:x="1.4cm" svg:y="4.914cm" presentation:class="outline">
          <draw:text-box>
            <text:list text:style-name="L2">
              <text:list-item>
                <text:p>Consuming a cloud solution that is provided by another party is fairly simple</text:p>
              </text:list-item>
              <text:list-item>
                <text:p>Wire format / protocol alignment is required</text:p>
              </text:list-item>
              <text:list-item>
                <text:p>Service levels must be spelled out and escalation procedures put in place (what if the cloud service I am using has an issue?)</text:p>
              </text:list-item>
            </text:list>
          </draw:text-box>
        </draw:frame>
        <presentation:notes draw:style-name="dp2">
          <draw:page-thumbnail draw:style-name="gr1" draw:layer="layout" svg:width="13.968cm" svg:height="10.476cm" svg:x="3.81cm" svg:y="2.123cm" draw:page-number="56" presentation:class="page"/>
          <draw:frame presentation:style-name="pr3"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1T1">
        <draw:frame presentation:style-name="pr1" draw:layer="layout" svg:width="25.199cm" svg:height="3.506cm" svg:x="1.4cm" svg:y="0.837cm" presentation:class="title">
          <draw:text-box>
            <text:p>Cloud Role - provider</text:p>
          </draw:text-box>
        </draw:frame>
        <draw:frame presentation:style-name="pr2" draw:layer="layout" svg:width="24.639cm" svg:height="12.179cm" svg:x="1.4cm" svg:y="4.914cm" presentation:class="outline">
          <draw:text-box>
            <text:list text:style-name="L2">
              <text:list-item>
                <text:p>Providing a cloud-based solution is much more costly and involved than simply tapping into an existing one</text:p>
              </text:list-item>
              <text:list-item>
                <text:p>Proper cloud infrastructure, service level enforcement software, management and monitoring tools, and also a service registry are all required</text:p>
              </text:list-item>
            </text:list>
          </draw:text-box>
        </draw:frame>
        <presentation:notes draw:style-name="dp2">
          <draw:page-thumbnail draw:style-name="gr1" draw:layer="layout" svg:width="13.968cm" svg:height="10.476cm" svg:x="3.81cm" svg:y="2.123cm" draw:page-number="57" presentation:class="page"/>
          <draw:frame presentation:style-name="pr3"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32">
        <draw:frame presentation:style-name="pr8" draw:layer="layout" svg:width="25.199cm" svg:height="16.255cm" svg:x="1.4cm" svg:y="0.837cm" presentation:class="subtitle">
          <draw:text-box>
            <text:p>Real world case studies</text:p>
          </draw:text-box>
        </draw:frame>
        <presentation:notes draw:style-name="dp2">
          <draw:page-thumbnail draw:style-name="gr1" draw:layer="layout" svg:width="13.968cm" svg:height="10.476cm" svg:x="3.81cm" svg:y="2.123cm" draw:page-number="58" presentation:class="page"/>
          <draw:frame presentation:style-name="pr3"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1">
        <draw:frame presentation:style-name="pr1" draw:layer="layout" svg:width="25.199cm" svg:height="3.506cm" svg:x="1.4cm" svg:y="0.837cm" presentation:class="title">
          <draw:text-box>
            <text:p>Amazon</text:p>
          </draw:text-box>
        </draw:frame>
        <draw:frame presentation:style-name="pr2" draw:layer="layout" svg:width="24.639cm" svg:height="12.179cm" svg:x="1.4cm" svg:y="4.914cm" presentation:class="outline">
          <draw:text-box>
            <text:list text:style-name="L2">
              <text:list-item>
                <text:p>EC2 is a commercial web service that enables customers to host applications on Amazon's network and pay for them based upon usage.</text:p>
              </text:list-item>
              <text:list-item>
                <text:p>Full production in october 2008</text:p>
              </text:list-item>
              <text:list-item>
                <text:p>Works well for Java.</text:p>
              </text:list-item>
              <text:list-item>
                <text:p>But you have to do all deployment on your own (need to be an expert).</text:p>
              </text:list-item>
              <text:list-item>
                <text:p>Too low level for my taste...:)</text:p>
              </text:list-item>
            </text:list>
          </draw:text-box>
        </draw:frame>
        <presentation:notes draw:style-name="dp2">
          <draw:page-thumbnail draw:style-name="gr1" draw:layer="layout" svg:width="13.968cm" svg:height="10.476cm" svg:x="3.81cm" svg:y="2.123cm" draw:page-number="59" presentation:class="page"/>
          <draw:frame presentation:style-name="pr3"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1T1">
        <draw:frame presentation:style-name="pr1" draw:layer="layout" svg:width="25.199cm" svg:height="3.506cm" svg:x="1.4cm" svg:y="0.837cm" presentation:class="title">
          <draw:text-box>
            <text:p>TuneCore</text:p>
          </draw:text-box>
        </draw:frame>
        <draw:frame presentation:style-name="pr2" draw:layer="layout" svg:width="24.639cm" svg:height="12.179cm" svg:x="1.4cm" svg:y="4.914cm" presentation:class="outline" presentation:user-transformed="true">
          <draw:text-box>
            <text:list text:style-name="L2">
              <text:list-item>
                <text:p>TuneCore provides a music and video production and distribution service aimed at enabling artists to focus upon their craft while TuneCore provides channels for getting their content out into the hands and ears of patrons</text:p>
              </text:list-item>
              <text:list-item>
                <text:p>Based on EC2 with RightScale.</text:p>
              </text:list-item>
              <text:list-item>
                <text:p>RightScale is used to complement EC2 which is too low level.</text:p>
              </text:list-item>
              <text:list-item>
                <text:p><text:span text:style-name="T1">"The RightScale team rocks! They reduced our timeline by 3 months and cut our hosting bills by 40%.“</text:span> - Gary Burke, CTO @ TuneCore</text:p>
              </text:list-item>
            </text:list>
          </draw:text-box>
        </draw:frame>
        <presentation:notes draw:style-name="dp2">
          <draw:page-thumbnail draw:style-name="gr1" draw:layer="layout" svg:width="13.968cm" svg:height="10.476cm" svg:x="3.81cm" svg:y="2.123cm" draw:page-number="60" presentation:class="page"/>
          <draw:frame presentation:style-name="pr3"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1T1">
        <draw:frame presentation:style-name="pr1" draw:layer="layout" svg:width="25.199cm" svg:height="3.506cm" svg:x="1.4cm" svg:y="0.837cm" presentation:class="title">
          <draw:text-box>
            <text:p>Google Apps</text:p>
          </draw:text-box>
        </draw:frame>
        <draw:frame presentation:style-name="pr2" draw:layer="layout" svg:width="24.639cm" svg:height="12.179cm" svg:x="1.4cm" svg:y="4.914cm" presentation:class="outline">
          <draw:text-box>
            <text:list text:style-name="L2">
              <text:list-item>
                <text:p>Google Apps is a push by the search engine giant to offer individuals and businesses with an alternative model to purchasing office software</text:p>
              </text:list-item>
              <text:list-item>
                <text:p>Gmail, Google Docs, Google Calendar and more...</text:p>
              </text:list-item>
              <text:list-item>
                <text:p>You do need a browser, but thats it.</text:p>
              </text:list-item>
              <text:list-item>
                <text:p>Google claims 99.9% uptime.</text:p>
              </text:list-item>
            </text:list>
          </draw:text-box>
        </draw:frame>
        <presentation:notes draw:style-name="dp2">
          <draw:page-thumbnail draw:style-name="gr1" draw:layer="layout" svg:width="13.968cm" svg:height="10.476cm" svg:x="3.81cm" svg:y="2.123cm" draw:page-number="61" presentation:class="page"/>
          <draw:frame presentation:style-name="pr3"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32">
        <draw:frame presentation:style-name="pr8" draw:layer="layout" svg:width="25.199cm" svg:height="16.255cm" svg:x="1.4cm" svg:y="0.837cm" presentation:class="subtitle">
          <draw:text-box>
            <text:p>Cloud risks</text:p>
          </draw:text-box>
        </draw:frame>
        <presentation:notes draw:style-name="dp2">
          <draw:page-thumbnail draw:style-name="gr1" draw:layer="layout" svg:width="13.968cm" svg:height="10.476cm" svg:x="3.81cm" svg:y="2.123cm" draw:page-number="62" presentation:class="page"/>
          <draw:frame presentation:style-name="pr3"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1T1">
        <draw:frame presentation:style-name="pr1" draw:layer="layout" svg:width="25.199cm" svg:height="3.506cm" svg:x="1.4cm" svg:y="0.837cm" presentation:class="title">
          <draw:text-box>
            <text:p>FAAS: Failure-As-A-Service</text:p>
          </draw:text-box>
        </draw:frame>
        <draw:frame presentation:style-name="pr2" draw:layer="layout" svg:width="24.639cm" svg:height="12.179cm" svg:x="1.4cm" svg:y="4.914cm" presentation:class="outline" presentation:user-transformed="true">
          <draw:text-box>
            <text:list text:style-name="L2">
              <text:list-item>
                <text:p>July 21, 2008 – Amazon S3 down for over 7 hours</text:p>
              </text:list-item>
              <text:list-item>
                <text:p>January 6, 2009 – 1 hour outage locks 900,000 subscribers out of Salesforce.com</text:p>
              </text:list-item>
              <text:list-item>
                <text:p>February 24, 2009 – 2.5 hour Gmail outage</text:p>
              </text:list-item>
              <text:list-item>
                <text:p>May 14, 2009 – Partial outage for several hours for various Google services</text:p>
              </text:list-item>
              <text:list-item>
                <text:p>June 12, 2009 – Localized node within Amazon’s cloud down for 7 hours after a lightning strike hits a data center</text:p>
              </text:list-item>
              <text:list-item>
                <text:p>July 2, 2009 – 6 hour Google Apps outage</text:p>
              </text:list-item>
              <text:list-item>
                <text:p>October 2009 – Widespread, multi-day outage for T-Mobile Sidekick users resulting in total catastrophic loss of all data backups (lost contacts, calendar entries, photos, etc.)</text:p>
              </text:list-item>
              <text:list-item>
                <text:p>October 4-5 2009 – Bitbucket.org (which uses Amazon’s EC2 and EBS for its hosting) experienced 19 hours of downtime as a result of a Distributed Denial of Service Attack (DDoS)</text:p>
              </text:list-item>
            </text:list>
          </draw:text-box>
        </draw:frame>
        <presentation:notes draw:style-name="dp2">
          <draw:page-thumbnail draw:style-name="gr1" draw:layer="layout" svg:width="13.968cm" svg:height="10.476cm" svg:x="3.81cm" svg:y="2.123cm" draw:page-number="63" presentation:class="page"/>
          <draw:frame presentation:style-name="pr3"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1T1">
        <draw:frame presentation:style-name="pr1" draw:layer="layout" svg:width="25.199cm" svg:height="3.506cm" svg:x="1.4cm" svg:y="0.837cm" presentation:class="title">
          <draw:text-box>
            <text:p>Understanding the risk - uptime</text:p>
          </draw:text-box>
        </draw:frame>
        <draw:frame presentation:style-name="pr2" draw:layer="layout" svg:width="24.639cm" svg:height="12.179cm" svg:x="1.4cm" svg:y="4.914cm" presentation:class="outline">
          <draw:text-box>
            <text:list text:style-name="L2">
              <text:list-item>
                <text:p>These public cloud failures underscore the importance of being aware of the risks associated with Cloud and putting a risk mitigation plan in place.</text:p>
              </text:list-item>
              <text:list-item>
                <text:p><text:span text:style-name="T2">Remember: your current IT has much bigger downtime than Google. So don't compare cloud to 100% uptime.</text:span></text:p>
              </text:list-item>
            </text:list>
          </draw:text-box>
        </draw:frame>
        <presentation:notes draw:style-name="dp2">
          <draw:page-thumbnail draw:style-name="gr1" draw:layer="layout" svg:width="13.968cm" svg:height="10.476cm" svg:x="3.81cm" svg:y="2.123cm" draw:page-number="64" presentation:class="page"/>
          <draw:frame presentation:style-name="pr3"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1T1">
        <draw:frame presentation:style-name="pr1" draw:layer="layout" svg:width="25.199cm" svg:height="3.506cm" svg:x="1.4cm" svg:y="0.837cm" presentation:class="title">
          <draw:text-box>
            <text:p>Understanding the risk – data security</text:p>
          </draw:text-box>
        </draw:frame>
        <draw:frame presentation:style-name="pr2" draw:layer="layout" svg:width="24.639cm" svg:height="12.179cm" svg:x="1.4cm" svg:y="4.914cm" presentation:class="outline" presentation:user-transformed="true">
          <draw:text-box>
            <text:list text:style-name="L2">
              <text:list-item>
                <text:p>How do you guarantee security in a distributed, standards-based environment like the Cloud?</text:p>
              </text:list-item>
              <text:list-item>
                <text:p>Key challenges:</text:p>
                <text:list>
                  <text:list-item>
                    <text:p>Open standards</text:p>
                  </text:list-item>
                  <text:list-item>
                    <text:p>Open protocols</text:p>
                  </text:list-item>
                  <text:list-item>
                    <text:p>Plain text communication</text:p>
                  </text:list-item>
                  <text:list-item>
                    <text:p>External to firewall</text:p>
                  </text:list-item>
                </text:list>
              </text:list-item>
            </text:list>
          </draw:text-box>
        </draw:frame>
        <presentation:notes draw:style-name="dp2">
          <draw:page-thumbnail draw:style-name="gr1" draw:layer="layout" svg:width="13.968cm" svg:height="10.476cm" svg:x="3.81cm" svg:y="2.123cm" draw:page-number="65" presentation:class="page"/>
          <draw:frame presentation:style-name="pr3"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1T1">
        <draw:frame presentation:style-name="pr1" draw:layer="layout" svg:width="25.199cm" svg:height="3.506cm" svg:x="1.4cm" svg:y="0.837cm" presentation:class="title">
          <draw:text-box>
            <text:p>Understanding the risk – data back-up</text:p>
          </draw:text-box>
        </draw:frame>
        <draw:frame presentation:style-name="pr2" draw:layer="layout" svg:width="24.639cm" svg:height="12.179cm" svg:x="1.4cm" svg:y="4.914cm" presentation:class="outline">
          <draw:text-box>
            <text:list text:style-name="L2">
              <text:list-item>
                <text:p>Once we begin to source capabilities to the cloud, we accept some considerable risks regarding enterprise and personal data.</text:p>
              </text:list-item>
              <text:list-item>
                <text:p>Need to look into cloud providers backup policy, is point-in-time recovery possible?, speed of data restore in case of error? Geographic distribution of backups?</text:p>
              </text:list-item>
            </text:list>
          </draw:text-box>
        </draw:frame>
        <presentation:notes draw:style-name="dp2">
          <draw:page-thumbnail draw:style-name="gr1" draw:layer="layout" svg:width="13.968cm" svg:height="10.476cm" svg:x="3.81cm" svg:y="2.123cm" draw:page-number="66" presentation:class="page"/>
          <draw:frame presentation:style-name="pr3"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1T1">
        <draw:frame presentation:style-name="pr1" draw:layer="layout" svg:width="25.199cm" svg:height="3.506cm" svg:x="1.4cm" svg:y="0.837cm" presentation:class="title">
          <draw:text-box>
            <text:p>Understanding the risk - costs</text:p>
          </draw:text-box>
        </draw:frame>
        <draw:frame presentation:style-name="pr2" draw:layer="layout" svg:width="24.639cm" svg:height="12.179cm" svg:x="1.4cm" svg:y="4.914cm" presentation:class="outline">
          <draw:text-box>
            <text:list text:style-name="L2">
              <text:list-item>
                <text:p>Positive: cloud offers to shift costs from fixed costs to variable costs.</text:p>
              </text:list-item>
              <text:list-item>
                <text:p>But at some point, when you have lots of use, the cost-benefit-analysis shifts and you actually pay more than owning the hardware.</text:p>
              </text:list-item>
              <text:list-item>
                <text:p>At that point consider moving to a private cloud.</text:p>
              </text:list-item>
              <text:list-item>
                <text:p>But if you got to that point then you are in a good place anyway...</text:p>
              </text:list-item>
            </text:list>
          </draw:text-box>
        </draw:frame>
        <presentation:notes draw:style-name="dp2">
          <draw:page-thumbnail draw:style-name="gr1" draw:layer="layout" svg:width="13.968cm" svg:height="10.476cm" svg:x="3.81cm" svg:y="2.123cm" draw:page-number="67" presentation:class="page"/>
          <draw:frame presentation:style-name="pr3"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32">
        <draw:frame presentation:style-name="pr8" draw:layer="layout" svg:width="25.199cm" svg:height="16.255cm" svg:x="1.4cm" svg:y="0.837cm" presentation:class="subtitle">
          <draw:text-box>
            <text:p>The Java stack and the cloud</text:p>
          </draw:text-box>
        </draw:frame>
        <presentation:notes draw:style-name="dp2">
          <draw:page-thumbnail draw:style-name="gr1" draw:layer="layout" svg:width="13.968cm" svg:height="10.476cm" svg:x="3.81cm" svg:y="2.123cm" draw:page-number="68" presentation:class="page"/>
          <draw:frame presentation:style-name="pr3"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1T1">
        <draw:frame presentation:style-name="pr1" draw:layer="layout" svg:width="25.199cm" svg:height="3.506cm" svg:x="1.4cm" svg:y="0.837cm" presentation:class="title">
          <draw:text-box>
            <text:p>Java and the cloud</text:p>
          </draw:text-box>
        </draw:frame>
        <draw:frame presentation:style-name="pr2" draw:layer="layout" svg:width="24.639cm" svg:height="12.179cm" svg:x="1.4cm" svg:y="4.914cm" presentation:class="outline">
          <draw:text-box>
            <text:list text:style-name="L2">
              <text:list-item>
                <text:p>First lets state the obvious: “Java is perfectly suited for the cloud being a high level, platform independent programming environment”.</text:p>
              </text:list-item>
              <text:list-item>
                <text:p>Other languages do well too: groovy, ruby, Scala and more.</text:p>
              </text:list-item>
            </text:list>
          </draw:text-box>
        </draw:frame>
        <presentation:notes draw:style-name="dp2">
          <draw:page-thumbnail draw:style-name="gr1" draw:layer="layout" svg:width="13.968cm" svg:height="10.476cm" svg:x="3.81cm" svg:y="2.123cm" draw:page-number="69" presentation:class="page"/>
          <draw:frame presentation:style-name="pr3"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1T1">
        <draw:frame presentation:style-name="pr1" draw:layer="layout" svg:width="25.199cm" svg:height="3.506cm" svg:x="1.4cm" svg:y="0.837cm" presentation:class="title">
          <draw:text-box>
            <text:p>The traditional Java stack</text:p>
          </draw:text-box>
        </draw:frame>
        <draw:frame presentation:style-name="pr2" draw:layer="layout" svg:width="24.639cm" svg:height="12.179cm" svg:x="1.4cm" svg:y="4.914cm" presentation:class="outline">
          <draw:text-box>
            <text:list text:style-name="L2">
              <text:list-item>
                <text:p>Application, Load balancer</text:p>
              </text:list-item>
              <text:list-item>
                <text:p>Application server (with configuration and add-ons)</text:p>
              </text:list-item>
              <text:list-item>
                <text:p>JVM (with configuration)</text:p>
              </text:list-item>
              <text:list-item>
                <text:p>VM (with configuration)</text:p>
              </text:list-item>
              <text:list-item>
                <text:p>OS (with configuration)</text:p>
              </text:list-item>
              <text:list-item>
                <text:p>Servers.</text:p>
              </text:list-item>
              <text:list-item>
                <text:p>This is all pretty hard to do!</text:p>
              </text:list-item>
            </text:list>
          </draw:text-box>
        </draw:frame>
        <presentation:notes draw:style-name="dp2">
          <draw:page-thumbnail draw:style-name="gr1" draw:layer="layout" svg:width="13.968cm" svg:height="10.476cm" svg:x="3.81cm" svg:y="2.123cm" draw:page-number="70" presentation:class="page"/>
          <draw:frame presentation:style-name="pr3"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1T1">
        <draw:frame presentation:style-name="pr1" draw:layer="layout" svg:width="25.199cm" svg:height="3.506cm" svg:x="1.4cm" svg:y="0.837cm" presentation:class="title">
          <draw:text-box>
            <text:p>But wait! What about development</text:p>
          </draw:text-box>
        </draw:frame>
        <draw:frame presentation:style-name="pr2" draw:layer="layout" svg:width="24.639cm" svg:height="12.179cm" svg:x="1.4cm" svg:y="4.914cm" presentation:class="outline">
          <draw:text-box>
            <text:list text:style-name="L2">
              <text:list-item>
                <text:p>Eclipse, with plugins. And configuration.</text:p>
              </text:list-item>
              <text:list-item>
                <text:p>Maven? Ant? Jenkins?</text:p>
              </text:list-item>
              <text:list-item>
                <text:p>Continuous integration</text:p>
              </text:list-item>
              <text:list-item>
                <text:p>GIT, SVN?</text:p>
              </text:list-item>
              <text:list-item>
                <text:p>Many many other things here.</text:p>
              </text:list-item>
              <text:list-item>
                <text:p>This is all very hard too!</text:p>
              </text:list-item>
            </text:list>
          </draw:text-box>
        </draw:frame>
        <presentation:notes draw:style-name="dp2">
          <draw:page-thumbnail draw:style-name="gr1" draw:layer="layout" svg:width="13.968cm" svg:height="10.476cm" svg:x="3.81cm" svg:y="2.123cm" draw:page-number="71" presentation:class="page"/>
          <draw:frame presentation:style-name="pr3"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1T1">
        <draw:frame presentation:style-name="pr1" draw:layer="layout" svg:width="25.199cm" svg:height="3.506cm" svg:x="1.4cm" svg:y="0.837cm" presentation:class="title">
          <draw:text-box>
            <text:p>Sorry - You are not that special</text:p>
          </draw:text-box>
        </draw:frame>
        <draw:frame presentation:style-name="pr2" draw:layer="layout" svg:width="24.639cm" svg:height="12.179cm" svg:x="1.4cm" svg:y="4.914cm" presentation:class="outline">
          <draw:text-box>
            <text:list text:style-name="L2">
              <text:list-item>
                <text:p>You really don't need all that flexibility</text:p>
              </text:list-item>
              <text:list-item>
                <text:p>And if you don't need it why should you pay for it in time, effort, knowledge, education?</text:p>
              </text:list-item>
              <text:list-item>
                <text:p><text:span text:style-name="T2">Your focus should be your application, and only your application.</text:span></text:p>
              </text:list-item>
              <text:list-item>
                <text:p><text:span text:style-name="T3">In come psychological factors (I already know all this stuff so I may as well use it!)</text:span></text:p>
              </text:list-item>
            </text:list>
          </draw:text-box>
        </draw:frame>
        <presentation:notes draw:style-name="dp2">
          <draw:page-thumbnail draw:style-name="gr1" draw:layer="layout" svg:width="13.968cm" svg:height="10.476cm" svg:x="3.81cm" svg:y="2.123cm" draw:page-number="72" presentation:class="page"/>
          <draw:frame presentation:style-name="pr3"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1T1">
        <draw:frame presentation:style-name="pr1" draw:layer="layout" svg:width="25.199cm" svg:height="3.506cm" svg:x="1.4cm" svg:y="0.837cm" presentation:class="title">
          <draw:text-box>
            <text:p>Java development cloud providers</text:p>
          </draw:text-box>
        </draw:frame>
        <draw:frame presentation:style-name="pr2" draw:layer="layout" svg:width="24.639cm" svg:height="12.179cm" svg:x="1.4cm" svg:y="4.914cm" presentation:class="outline">
          <draw:text-box>
            <text:list text:style-name="L2">
              <text:list-item>
                <text:p>GAE</text:p>
              </text:list-item>
              <text:list-item>
                <text:p>EC2 (not really)</text:p>
              </text:list-item>
              <text:list-item>
                <text:p>CloudBees</text:p>
              </text:list-item>
              <text:list-item>
                <text:p>Windows Azure</text:p>
              </text:list-item>
              <text:list-item>
                <text:p>Jelastic</text:p>
              </text:list-item>
              <text:list-item>
                <text:p>Heroku</text:p>
              </text:list-item>
              <text:list-item>
                <text:p>OpenShift</text:p>
              </text:list-item>
              <text:list-item>
                <text:p>More....</text:p>
              </text:list-item>
            </text:list>
          </draw:text-box>
        </draw:frame>
        <presentation:notes draw:style-name="dp2">
          <draw:page-thumbnail draw:style-name="gr1" draw:layer="layout" svg:width="13.968cm" svg:height="10.476cm" svg:x="3.81cm" svg:y="2.123cm" draw:page-number="73" presentation:class="page"/>
          <draw:frame presentation:style-name="pr3"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1T1">
        <draw:frame presentation:style-name="pr1" draw:layer="layout" svg:width="25.199cm" svg:height="3.506cm" svg:x="1.4cm" svg:y="0.837cm" presentation:class="title">
          <draw:text-box>
            <text:p>How to choose?</text:p>
          </draw:text-box>
        </draw:frame>
        <draw:frame presentation:style-name="pr2" draw:layer="layout" svg:width="24.639cm" svg:height="12.179cm" svg:x="1.4cm" svg:y="4.914cm" presentation:class="outline" presentation:user-transformed="true">
          <draw:text-box>
            <text:list text:style-name="L2">
              <text:list-item>
                <text:p>No easy rules of thumb.</text:p>
              </text:list-item>
              <text:list-item>
                <text:p>Get to know each, try to build a small app on each.</text:p>
              </text:list-item>
              <text:list-item>
                <text:p>Most provide free accounts and don't start charging until you go over a certain usage level.</text:p>
              </text:list-item>
            </text:list>
          </draw:text-box>
        </draw:frame>
        <presentation:notes draw:style-name="dp2">
          <draw:page-thumbnail draw:style-name="gr1" draw:layer="layout" svg:width="13.968cm" svg:height="10.476cm" svg:x="3.81cm" svg:y="2.123cm" draw:page-number="74" presentation:class="page"/>
          <draw:frame presentation:style-name="pr3"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1T1">
        <draw:frame presentation:style-name="pr1" draw:layer="layout" svg:width="25.199cm" svg:height="3.506cm" svg:x="1.4cm" svg:y="0.837cm" presentation:class="title">
          <draw:text-box>
            <text:p>Guide questions to choosing</text:p>
          </draw:text-box>
        </draw:frame>
        <draw:frame presentation:style-name="pr2" draw:layer="layout" svg:width="24.639cm" svg:height="12.179cm" svg:x="1.4cm" svg:y="4.914cm" presentation:class="outline">
          <draw:text-box>
            <text:list text:style-name="L2">
              <text:list-item>
                <text:p>Do you want to code in Java or in some higher language? (Scala, JRuby, Groovy,...)</text:p>
              </text:list-item>
              <text:list-item>
                <text:p>What type of data store do you want?</text:p>
              </text:list-item>
              <text:list-item>
                <text:p>What type of security do you need?</text:p>
              </text:list-item>
              <text:list-item>
                <text:p>Do you want a source code management system?</text:p>
              </text:list-item>
              <text:list-item>
                <text:p>Do you want command line interface for scripting?</text:p>
              </text:list-item>
            </text:list>
          </draw:text-box>
        </draw:frame>
        <presentation:notes draw:style-name="dp2">
          <draw:page-thumbnail draw:style-name="gr1" draw:layer="layout" svg:width="13.968cm" svg:height="10.476cm" svg:x="3.81cm" svg:y="2.123cm" draw:page-number="75" presentation:class="page"/>
          <draw:frame presentation:style-name="pr3"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1T1">
        <draw:frame presentation:style-name="pr1" draw:layer="layout" svg:width="25.199cm" svg:height="3.506cm" svg:x="1.4cm" svg:y="0.837cm" presentation:class="title">
          <draw:text-box>
            <text:p>Guide questions to choosing (cont)</text:p>
          </draw:text-box>
        </draw:frame>
        <draw:frame presentation:style-name="pr2" draw:layer="layout" svg:width="24.639cm" svg:height="12.179cm" svg:x="1.4cm" svg:y="4.914cm" presentation:class="outline">
          <draw:text-box>
            <text:list text:style-name="L2">
              <text:list-item>
                <text:p>How good do you want the integration with development env (e.g. eclipse) to be?</text:p>
              </text:list-item>
              <text:list-item>
                <text:p>How much are you willing to pay?</text:p>
              </text:list-item>
              <text:list-item>
                <text:p>How much control do you need of the underlying layers?</text:p>
              </text:list-item>
              <text:list-item>
                <text:p>Do you need a test environment?</text:p>
              </text:list-item>
              <text:list-item>
                <text:p>Do you need the cloud to do the build or will you do that on your own?</text:p>
              </text:list-item>
            </text:list>
          </draw:text-box>
        </draw:frame>
        <presentation:notes draw:style-name="dp2">
          <draw:page-thumbnail draw:style-name="gr1" draw:layer="layout" svg:width="13.968cm" svg:height="10.476cm" svg:x="3.81cm" svg:y="2.123cm" draw:page-number="76" presentation:class="page"/>
          <draw:frame presentation:style-name="pr3" draw:text-style-name="P1"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32">
        <draw:frame presentation:style-name="pr8" draw:layer="layout" svg:width="25.199cm" svg:height="16.255cm" svg:x="1.4cm" svg:y="0.837cm" presentation:class="subtitle">
          <draw:text-box>
            <text:p>GAE</text:p>
          </draw:text-box>
        </draw:frame>
        <presentation:notes draw:style-name="dp2">
          <draw:page-thumbnail draw:style-name="gr1" draw:layer="layout" svg:width="13.968cm" svg:height="10.476cm" svg:x="3.81cm" svg:y="2.123cm" draw:page-number="77" presentation:class="page"/>
          <draw:frame presentation:style-name="pr3"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1T1">
        <draw:frame presentation:style-name="pr1" draw:layer="layout" svg:width="25.199cm" svg:height="3.506cm" svg:x="1.4cm" svg:y="0.837cm" presentation:class="title">
          <draw:text-box>
            <text:p>Google App Engine</text:p>
          </draw:text-box>
        </draw:frame>
        <draw:frame presentation:style-name="pr2" draw:layer="layout" svg:width="24.639cm" svg:height="12.179cm" svg:x="1.4cm" svg:y="4.914cm" presentation:class="outline">
          <draw:text-box>
            <text:list text:style-name="L2">
              <text:list-item>
                <text:p>Supports python and Java</text:p>
              </text:list-item>
              <text:list-item>
                <text:p>Easy to build</text:p>
              </text:list-item>
              <text:list-item>
                <text:p>Easy to maintain</text:p>
              </text:list-item>
              <text:list-item>
                <text:p>Easy to scale</text:p>
              </text:list-item>
              <text:list-item>
                <text:p>Integrates with your development environment</text:p>
              </text:list-item>
            </text:list>
          </draw:text-box>
        </draw:frame>
        <presentation:notes draw:style-name="dp2">
          <draw:page-thumbnail draw:style-name="gr1" draw:layer="layout" svg:width="13.968cm" svg:height="10.476cm" svg:x="3.81cm" svg:y="2.123cm" draw:page-number="78" presentation:class="page"/>
          <draw:frame presentation:style-name="pr3"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1T1">
        <draw:frame presentation:style-name="pr1" draw:layer="layout" svg:width="25.199cm" svg:height="3.506cm" svg:x="1.4cm" svg:y="0.837cm" presentation:class="title">
          <draw:text-box>
            <text:p>GAE - features</text:p>
          </draw:text-box>
        </draw:frame>
        <draw:frame presentation:style-name="pr2" draw:layer="layout" svg:width="24.639cm" svg:height="12.179cm" svg:x="1.4cm" svg:y="4.914cm" presentation:class="outline">
          <draw:text-box>
            <text:list text:style-name="L2">
              <text:list-item>
                <text:p>Parallel processing</text:p>
              </text:list-item>
              <text:list-item>
                <text:p>Scales automatically</text:p>
              </text:list-item>
              <text:list-item>
                <text:p>Available globally</text:p>
              </text:list-item>
              <text:list-item>
                <text:p>Configuration free</text:p>
              </text:list-item>
              <text:list-item>
                <text:p>Built-in DoS protections</text:p>
              </text:list-item>
              <text:list-item>
                <text:p>Many Google APIs available.</text:p>
              </text:list-item>
            </text:list>
          </draw:text-box>
        </draw:frame>
        <presentation:notes draw:style-name="dp2">
          <draw:page-thumbnail draw:style-name="gr1" draw:layer="layout" svg:width="13.968cm" svg:height="10.476cm" svg:x="3.81cm" svg:y="2.123cm" draw:page-number="79" presentation:class="page"/>
          <draw:frame presentation:style-name="pr3"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1T1">
        <draw:frame presentation:style-name="pr1" draw:layer="layout" svg:width="25.199cm" svg:height="3.506cm" svg:x="1.4cm" svg:y="0.837cm" presentation:class="title">
          <draw:text-box>
            <text:p>APIs available</text:p>
          </draw:text-box>
        </draw:frame>
        <draw:frame presentation:style-name="pr2" draw:layer="layout" svg:width="24.639cm" svg:height="13.628cm" svg:x="1.4cm" svg:y="4.914cm" presentation:class="outline" presentation:user-transformed="true">
          <draw:text-box>
            <text:list text:style-name="L2">
              <text:list-item>
                <text:p>Memcache</text:p>
              </text:list-item>
              <text:list-item>
                <text:p>Datastore</text:p>
              </text:list-item>
              <text:list-item>
                <text:p>URLfetch</text:p>
              </text:list-item>
              <text:list-item>
                <text:p>TaskQueue</text:p>
              </text:list-item>
              <text:list-item>
                <text:p>XMPP</text:p>
              </text:list-item>
              <text:list-item>
                <text:p>Mail</text:p>
              </text:list-item>
              <text:list-item>
                <text:p>Images</text:p>
              </text:list-item>
              <text:list-item>
                <text:p>Users</text:p>
              </text:list-item>
            </text:list>
          </draw:text-box>
        </draw:frame>
        <presentation:notes draw:style-name="dp2">
          <draw:page-thumbnail draw:style-name="gr1" draw:layer="layout" svg:width="13.968cm" svg:height="10.476cm" svg:x="3.81cm" svg:y="2.123cm" draw:page-number="80" presentation:class="page"/>
          <draw:frame presentation:style-name="pr3"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1T1">
        <draw:frame presentation:style-name="pr1" draw:layer="layout" svg:width="25.199cm" svg:height="3.506cm" svg:x="1.4cm" svg:y="0.837cm" presentation:class="title">
          <draw:text-box>
            <text:p>App Engine Dashboard</text:p>
          </draw:text-box>
        </draw:frame>
        <draw:frame presentation:style-name="pr2" draw:layer="layout" svg:width="24.639cm" svg:height="12.179cm" svg:x="1.4cm" svg:y="4.914cm" presentation:class="outline">
          <draw:text-box>
            <text:list text:style-name="L2">
              <text:list-item>
                <text:p>Google Web application to manage your GAE application.</text:p>
              </text:list-item>
              <text:list-item>
                <text:p>Offers application mgmt features</text:p>
              </text:list-item>
              <text:list-item>
                <text:p>See breakdown of costs for your app</text:p>
              </text:list-item>
              <text:list-item>
                <text:p>See load over time</text:p>
              </text:list-item>
              <text:list-item>
                <text:p>Configure the settings for your app</text:p>
              </text:list-item>
              <text:list-item>
                <text:p>View and manipulate your data</text:p>
              </text:list-item>
            </text:list>
          </draw:text-box>
        </draw:frame>
        <presentation:notes draw:style-name="dp2">
          <draw:page-thumbnail draw:style-name="gr1" draw:layer="layout" svg:width="13.968cm" svg:height="10.476cm" svg:x="3.81cm" svg:y="2.123cm" draw:page-number="81" presentation:class="page"/>
          <draw:frame presentation:style-name="pr3"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1T1">
        <draw:frame presentation:style-name="pr1" draw:layer="layout" svg:width="25.199cm" svg:height="3.506cm" svg:x="1.4cm" svg:y="0.837cm" presentation:class="title">
          <draw:text-box>
            <text:p>Same initial free use policy as Python</text:p>
          </draw:text-box>
        </draw:frame>
        <draw:frame presentation:style-name="pr2" draw:layer="layout" svg:width="24.639cm" svg:height="12.179cm" svg:x="1.4cm" svg:y="4.914cm" presentation:class="outline">
          <draw:text-box>
            <text:list text:style-name="L2">
              <text:list-item>
                <text:p>~5M pageviews/month</text:p>
              </text:list-item>
              <text:list-item>
                <text:p>6.5 CPU hrs/day</text:p>
              </text:list-item>
              <text:list-item>
                <text:p>1GB storage</text:p>
              </text:list-item>
              <text:list-item>
                <text:p>650K URL Fetch calls</text:p>
              </text:list-item>
              <text:list-item>
                <text:p>2,000 recipients emailed</text:p>
              </text:list-item>
              <text:list-item>
                <text:p>1GB/day bandwidth</text:p>
              </text:list-item>
              <text:list-item>
                <text:p>N tasks.</text:p>
              </text:list-item>
            </text:list>
          </draw:text-box>
        </draw:frame>
        <presentation:notes draw:style-name="dp2">
          <draw:page-thumbnail draw:style-name="gr1" draw:layer="layout" svg:width="13.968cm" svg:height="10.476cm" svg:x="3.81cm" svg:y="2.123cm" draw:page-number="82" presentation:class="page"/>
          <draw:frame presentation:style-name="pr3"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1T1">
        <draw:frame presentation:style-name="pr1" draw:layer="layout" svg:width="25.199cm" svg:height="3.506cm" svg:x="1.4cm" svg:y="0.837cm" presentation:class="title">
          <draw:text-box>
            <text:p>GAE and Java standards</text:p>
          </draw:text-box>
        </draw:frame>
        <draw:frame presentation:style-name="pr2" draw:layer="layout" svg:width="24.639cm" svg:height="12.179cm" svg:x="1.4cm" svg:y="4.914cm" presentation:class="outline">
          <draw:text-box>
            <text:list text:style-name="L2">
              <text:list-item>
                <text:p>Java Servlet (JSR-154)</text:p>
              </text:list-item>
              <text:list-item>
                <text:p>JDO/JPA (JSR-220, JSR-243)</text:p>
              </text:list-item>
              <text:list-item>
                <text:p>java.net.URL (Java SE)</text:p>
              </text:list-item>
              <text:list-item>
                <text:p>javax.mail (JSR-919)</text:p>
              </text:list-item>
              <text:list-item>
                <text:p>javax.cache (JSR-107)</text:p>
              </text:list-item>
            </text:list>
          </draw:text-box>
        </draw:frame>
        <presentation:notes draw:style-name="dp2">
          <draw:page-thumbnail draw:style-name="gr1" draw:layer="layout" svg:width="13.968cm" svg:height="10.476cm" svg:x="3.81cm" svg:y="2.123cm" draw:page-number="83" presentation:class="page"/>
          <draw:frame presentation:style-name="pr3"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1T1">
        <draw:frame presentation:style-name="pr1" draw:layer="layout" svg:width="25.199cm" svg:height="3.506cm" svg:x="1.4cm" svg:y="0.837cm" presentation:class="title">
          <draw:text-box>
            <text:p>GAE implementation of standards</text:p>
          </draw:text-box>
        </draw:frame>
        <draw:frame presentation:style-name="pr2" draw:layer="layout" svg:width="24.639cm" svg:height="12.179cm" svg:x="1.4cm" svg:y="4.914cm" presentation:class="outline">
          <draw:text-box>
            <text:list text:style-name="L2">
              <text:list-item>
                <text:p>Java Servlets are supported by an underlying container (tomcat, jboss and other options)</text:p>
              </text:list-item>
              <text:list-item>
                <text:p>JDO/JPA is implemented using the Google datastore API</text:p>
              </text:list-item>
              <text:list-item>
                <text:p>javax.cache is implemented using memcache.</text:p>
              </text:list-item>
              <text:list-item>
                <text:p>And other details.</text:p>
              </text:list-item>
              <text:list-item>
                <text:p>You are not supposed to care about this.</text:p>
              </text:list-item>
            </text:list>
          </draw:text-box>
        </draw:frame>
        <presentation:notes draw:style-name="dp2">
          <draw:page-thumbnail draw:style-name="gr1" draw:layer="layout" svg:width="13.968cm" svg:height="10.476cm" svg:x="3.81cm" svg:y="2.123cm" draw:page-number="84" presentation:class="page"/>
          <draw:frame presentation:style-name="pr3"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1T1">
        <draw:frame presentation:style-name="pr1" draw:layer="layout" svg:width="25.199cm" svg:height="3.506cm" svg:x="1.4cm" svg:y="0.837cm" presentation:class="title">
          <draw:text-box>
            <text:p>Extended language support through JVM</text:p>
          </draw:text-box>
        </draw:frame>
        <draw:frame presentation:style-name="pr2" draw:layer="layout" svg:width="24.639cm" svg:height="12.179cm" svg:x="1.4cm" svg:y="4.914cm" presentation:class="outline">
          <draw:text-box>
            <text:list text:style-name="L2">
              <text:list-item>
                <text:p>Java</text:p>
              </text:list-item>
              <text:list-item>
                <text:p>Scala</text:p>
              </text:list-item>
              <text:list-item>
                <text:p>JRuby (Ruby)</text:p>
              </text:list-item>
              <text:list-item>
                <text:p>Groovy</text:p>
              </text:list-item>
              <text:list-item>
                <text:p>Quercus (PHP)</text:p>
              </text:list-item>
              <text:list-item>
                <text:p>Rhino (JavaScript)</text:p>
              </text:list-item>
              <text:list-item>
                <text:p>Jython (Python)</text:p>
              </text:list-item>
            </text:list>
          </draw:text-box>
        </draw:frame>
        <presentation:notes draw:style-name="dp2">
          <draw:page-thumbnail draw:style-name="gr1" draw:layer="layout" svg:width="13.968cm" svg:height="10.476cm" svg:x="3.81cm" svg:y="2.123cm" draw:page-number="85" presentation:class="page"/>
          <draw:frame presentation:style-name="pr3"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1T1">
        <draw:frame presentation:style-name="pr1" draw:layer="layout" svg:width="25.199cm" svg:height="3.506cm" svg:x="1.4cm" svg:y="0.837cm" presentation:class="title">
          <draw:text-box>
            <text:p>Integration with eclipse</text:p>
          </draw:text-box>
        </draw:frame>
        <draw:frame presentation:style-name="pr2" draw:layer="layout" svg:width="24.639cm" svg:height="12.179cm" svg:x="1.4cm" svg:y="4.914cm" presentation:class="outline">
          <draw:text-box>
            <text:list text:style-name="L2">
              <text:list-item>
                <text:p>Is tight.</text:p>
              </text:list-item>
              <text:list-item>
                <text:p>Create, deploy/undeploy your app from within eclipse.</text:p>
              </text:list-item>
              <text:list-item>
                <text:p>Integration with GWT (if you need it).</text:p>
              </text:list-item>
              <text:list-item>
                <text:p>Netbeans plugin also exists.</text:p>
              </text:list-item>
            </text:list>
          </draw:text-box>
        </draw:frame>
        <presentation:notes draw:style-name="dp2">
          <draw:page-thumbnail draw:style-name="gr1" draw:layer="layout" svg:width="13.968cm" svg:height="10.476cm" svg:x="3.81cm" svg:y="2.123cm" draw:page-number="86" presentation:class="page"/>
          <draw:frame presentation:style-name="pr3"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1T1">
        <draw:frame presentation:style-name="pr1" draw:layer="layout" svg:width="25.199cm" svg:height="3.506cm" svg:x="1.4cm" svg:y="0.837cm" presentation:class="title">
          <draw:text-box>
            <text:p>Limitations</text:p>
          </draw:text-box>
        </draw:frame>
        <draw:frame presentation:style-name="pr2" draw:layer="layout" svg:width="24.639cm" svg:height="12.179cm" svg:x="1.4cm" svg:y="4.914cm" presentation:class="outline">
          <draw:text-box>
            <text:list text:style-name="L2">
              <text:list-item>
                <text:p>No naked domains</text:p>
              </text:list-item>
              <text:list-item>
                <text:p>First request to scripted language is slow</text:p>
              </text:list-item>
              <text:list-item>
                <text:p>No long running threads or processes</text:p>
              </text:list-item>
              <text:list-item>
                <text:p>No javax.image APIs</text:p>
              </text:list-item>
              <text:list-item>
                <text:p>Limit # files in apps.</text:p>
              </text:list-item>
              <text:list-item>
                <text:p>And more.</text:p>
              </text:list-item>
              <text:list-item>
                <text:p>Some of these may be lifted with time.</text:p>
              </text:list-item>
            </text:list>
          </draw:text-box>
        </draw:frame>
        <presentation:notes draw:style-name="dp2">
          <draw:page-thumbnail draw:style-name="gr1" draw:layer="layout" svg:width="13.968cm" svg:height="10.476cm" svg:x="3.81cm" svg:y="2.123cm" draw:page-number="87" presentation:class="page"/>
          <draw:frame presentation:style-name="pr3"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32">
        <draw:frame presentation:style-name="pr8" draw:layer="layout" svg:width="25.199cm" svg:height="16.255cm" svg:x="1.4cm" svg:y="0.837cm" presentation:class="subtitle">
          <draw:text-box>
            <text:p>Its demo time!</text:p>
          </draw:text-box>
        </draw:frame>
        <presentation:notes draw:style-name="dp2">
          <draw:page-thumbnail draw:style-name="gr1" draw:layer="layout" svg:width="13.968cm" svg:height="10.476cm" svg:x="3.81cm" svg:y="2.123cm" draw:page-number="88" presentation:class="page"/>
          <draw:frame presentation:style-name="pr3"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1T1">
        <draw:frame presentation:style-name="pr1" draw:layer="layout" svg:width="25.199cm" svg:height="3.506cm" svg:x="1.4cm" svg:y="0.837cm" presentation:class="title">
          <draw:text-box>
            <text:p>Conclusions</text:p>
          </draw:text-box>
        </draw:frame>
        <draw:frame presentation:style-name="pr2" draw:layer="layout" svg:width="24.639cm" svg:height="12.179cm" svg:x="1.4cm" svg:y="4.914cm" presentation:class="outline">
          <draw:text-box>
            <text:list text:style-name="L2">
              <text:list-item>
                <text:p>Java is perfectly suited for the cloud.</text:p>
              </text:list-item>
              <text:list-item>
                <text:p>This is not hype – tools exist today.</text:p>
              </text:list-item>
              <text:list-item>
                <text:p>Startups may benefit the most and are the early adopters.</text:p>
              </text:list-item>
              <text:list-item>
                <text:p>The cloud paradigm may force you to let go of previously acquired knowledge and focus on your application. That is a good thing...:)</text:p>
              </text:list-item>
            </text:list>
          </draw:text-box>
        </draw:frame>
        <presentation:notes draw:style-name="dp2">
          <draw:page-thumbnail draw:style-name="gr1" draw:layer="layout" svg:width="13.968cm" svg:height="10.476cm" svg:x="3.81cm" svg:y="2.123cm" draw:page-number="89"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1-20T04:00:47</meta:creation-date>
    <meta:editing-duration>PT1H54M18S</meta:editing-duration>
    <meta:editing-cycles>14</meta:editing-cycles>
    <dc:date>2012-11-20T07:14:09</dc:date>
    <meta:generator>LibreOffice/3.6$Linux_x86 LibreOffice_project/360m1$Build-2</meta:generator>
    <meta:document-statistic meta:object-count="365"/>
  </office:meta>
</office:document-meta>
</file>